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900000069186EAA98.jpg" manifest:media-type="image/jpeg"/>
  <manifest:file-entry manifest:full-path="Pictures/10000000000001E5000000CFB07E8EB8.jpg" manifest:media-type="image/jpeg"/>
  <manifest:file-entry manifest:full-path="Pictures/100000000000042E0000019DF0F57870.jpg" manifest:media-type="image/jpeg"/>
  <manifest:file-entry manifest:full-path="Pictures/10000000000002900000011726BC481F.jpg" manifest:media-type="image/jpeg"/>
  <manifest:file-entry manifest:full-path="Pictures/10000000000001270000007964F27C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3"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4"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5"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6"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7"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9"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0" style:family="paragraph" style:parent-style-name="Normal">
      <style:paragraph-properties fo:text-align="justify" style:justify-single-word="false"/>
      <style:text-properties officeooo:rsid="00535c5c" officeooo:paragraph-rsid="00788e15"/>
    </style:style>
    <style:style style:name="P51"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2"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53" style:family="paragraph" style:parent-style-name="Normal">
      <style:paragraph-properties fo:text-align="start" style:justify-single-word="false"/>
      <style:text-properties fo:color="#666666" style:font-name="Calibri Light" fo:font-size="14pt" fo:font-style="italic" style:text-underline-style="none" officeooo:rsid="00a660b7" officeooo:paragraph-rsid="014e65cd" style:font-name-asian="Times New Roman" style:font-size-asian="14pt" style:font-style-asian="italic" style:font-size-complex="14pt" style:font-style-complex="italic"/>
    </style:style>
    <style:style style:name="P54"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5"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6"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7"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0"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3"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7"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69"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0"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1"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2"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3"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4"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5"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76"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77"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8"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80"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81"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2"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83"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84" style:family="paragraph" style:parent-style-name="Normal">
      <style:paragraph-properties fo:text-align="justify" style:justify-single-word="false"/>
      <style:text-properties officeooo:rsid="00954ea4" officeooo:paragraph-rsid="00963e35"/>
    </style:style>
    <style:style style:name="P85" style:family="paragraph" style:parent-style-name="Normal">
      <style:paragraph-properties fo:text-align="justify" style:justify-single-word="false"/>
      <style:text-properties officeooo:rsid="009735a3" officeooo:paragraph-rsid="009735a3"/>
    </style:style>
    <style:style style:name="P86" style:family="paragraph" style:parent-style-name="Normal">
      <style:paragraph-properties fo:text-align="justify" style:justify-single-word="false"/>
      <style:text-properties officeooo:rsid="0073b5c0" officeooo:paragraph-rsid="0073b5c0"/>
    </style:style>
    <style:style style:name="P87" style:family="paragraph" style:parent-style-name="Normal">
      <style:paragraph-properties fo:text-align="justify" style:justify-single-word="false"/>
      <style:text-properties officeooo:rsid="006d63ef" officeooo:paragraph-rsid="006d63ef"/>
    </style:style>
    <style:style style:name="P88" style:family="paragraph" style:parent-style-name="Normal">
      <style:paragraph-properties fo:text-align="justify" style:justify-single-word="false"/>
      <style:text-properties officeooo:rsid="006eb350" officeooo:paragraph-rsid="006eb350"/>
    </style:style>
    <style:style style:name="P89"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90"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91"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92" style:family="paragraph" style:parent-style-name="Normal">
      <style:paragraph-properties fo:text-align="justify" style:justify-single-word="false"/>
      <style:text-properties officeooo:rsid="00613226" officeooo:paragraph-rsid="00788e15"/>
    </style:style>
    <style:style style:name="P93" style:family="paragraph" style:parent-style-name="Normal">
      <style:paragraph-properties fo:text-align="justify" style:justify-single-word="false"/>
      <style:text-properties officeooo:rsid="005ccbe1" officeooo:paragraph-rsid="00788e15"/>
    </style:style>
    <style:style style:name="P94" style:family="paragraph" style:parent-style-name="Normal">
      <style:paragraph-properties fo:text-align="justify" style:justify-single-word="false"/>
      <style:text-properties officeooo:rsid="00554117" officeooo:paragraph-rsid="00788e15"/>
    </style:style>
    <style:style style:name="P95" style:family="paragraph" style:parent-style-name="Normal">
      <style:paragraph-properties fo:text-align="justify" style:justify-single-word="false"/>
      <style:text-properties officeooo:rsid="00534b62" officeooo:paragraph-rsid="00788e15"/>
    </style:style>
    <style:style style:name="P96" style:family="paragraph" style:parent-style-name="Normal">
      <style:paragraph-properties fo:text-align="justify" style:justify-single-word="false"/>
      <style:text-properties officeooo:rsid="012cd651" officeooo:paragraph-rsid="012cd651"/>
    </style:style>
    <style:style style:name="P97" style:family="paragraph" style:parent-style-name="Normal">
      <style:paragraph-properties fo:text-align="justify" style:justify-single-word="false"/>
      <style:text-properties officeooo:rsid="01406b92" officeooo:paragraph-rsid="01406b92"/>
    </style:style>
    <style:style style:name="P98" style:family="paragraph" style:parent-style-name="Normal">
      <style:paragraph-properties fo:text-align="justify" style:justify-single-word="false"/>
      <style:text-properties officeooo:rsid="0141eb73" officeooo:paragraph-rsid="0141eb73"/>
    </style:style>
    <style:style style:name="P99" style:family="paragraph" style:parent-style-name="Normal">
      <style:paragraph-properties fo:text-align="justify" style:justify-single-word="false"/>
      <style:text-properties officeooo:rsid="014512a1" officeooo:paragraph-rsid="014512a1"/>
    </style:style>
    <style:style style:name="P100" style:family="paragraph" style:parent-style-name="Normal">
      <style:paragraph-properties fo:margin-top="0cm" fo:margin-bottom="0cm" style:contextual-spacing="false" fo:line-height="100%" fo:text-align="justify" style:justify-single-word="false"/>
    </style:style>
    <style:style style:name="P101"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0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03"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04"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05"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06"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07"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08"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09"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10"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11" style:family="paragraph" style:parent-style-name="Sans_20_interligne">
      <style:paragraph-properties fo:text-align="center" style:justify-single-word="false"/>
      <style:text-properties officeooo:paragraph-rsid="009a8e6a"/>
    </style:style>
    <style:style style:name="P112" style:family="paragraph" style:parent-style-name="Standard">
      <style:text-properties officeooo:rsid="000e8e9b" officeooo:paragraph-rsid="00fb079d"/>
    </style:style>
    <style:style style:name="P113"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14" style:family="paragraph" style:parent-style-name="Standard">
      <style:text-properties officeooo:rsid="00fdf84c" officeooo:paragraph-rsid="00fdf84c"/>
    </style:style>
    <style:style style:name="P115" style:family="paragraph" style:parent-style-name="Preformatted_20_Text">
      <style:text-properties officeooo:rsid="000e8e9b" officeooo:paragraph-rsid="00fb079d"/>
    </style:style>
    <style:style style:name="P116" style:family="paragraph" style:parent-style-name="Preformatted_20_Text">
      <style:text-properties officeooo:rsid="0010894f" officeooo:paragraph-rsid="00fb079d"/>
    </style:style>
    <style:style style:name="P117" style:family="paragraph" style:parent-style-name="Preformatted_20_Text">
      <style:text-properties officeooo:rsid="00112bc3" officeooo:paragraph-rsid="00fb079d"/>
    </style:style>
    <style:style style:name="P118" style:family="paragraph" style:parent-style-name="Preformatted_20_Text">
      <style:text-properties officeooo:rsid="0012077d" officeooo:paragraph-rsid="00fb079d"/>
    </style:style>
    <style:style style:name="P119" style:family="paragraph" style:parent-style-name="Preformatted_20_Text">
      <style:text-properties officeooo:paragraph-rsid="00fb079d"/>
    </style:style>
    <style:style style:name="P120" style:family="paragraph" style:parent-style-name="Preformatted_20_Text">
      <style:paragraph-properties fo:text-align="justify" style:justify-single-word="false"/>
      <style:text-properties officeooo:paragraph-rsid="00fdf84c"/>
    </style:style>
    <style:style style:name="P121" style:family="paragraph" style:parent-style-name="Preformatted_20_Text">
      <style:text-properties officeooo:paragraph-rsid="00fdf84c"/>
    </style:style>
    <style:style style:name="P122"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23"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24" style:family="paragraph" style:parent-style-name="Preformatted_20_Text">
      <style:paragraph-properties fo:margin-top="0cm" fo:margin-bottom="0.499cm" style:contextual-spacing="false"/>
      <style:text-properties officeooo:rsid="000e8e9b" officeooo:paragraph-rsid="00fb079d"/>
    </style:style>
    <style:style style:name="P125" style:family="paragraph" style:parent-style-name="Preformatted_20_Text">
      <style:paragraph-properties fo:margin-top="0cm" fo:margin-bottom="0.499cm" style:contextual-spacing="false"/>
      <style:text-properties officeooo:paragraph-rsid="00fb079d"/>
    </style:style>
    <style:style style:name="P126"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27"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28"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29"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30"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31"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32"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33"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34"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35" style:family="paragraph" style:parent-style-name="Preformatted_20_Text">
      <style:paragraph-properties fo:margin-top="0cm" fo:margin-bottom="0.499cm" style:contextual-spacing="false"/>
      <style:text-properties officeooo:paragraph-rsid="00fdf84c"/>
    </style:style>
    <style:style style:name="P136" style:family="paragraph" style:parent-style-name="Table_20_Contents">
      <style:text-properties style:font-name="Calibri1" fo:font-size="10.5pt" officeooo:rsid="00195144" officeooo:paragraph-rsid="00fdf84c" style:font-size-asian="10.5pt" style:font-size-complex="10.5pt"/>
    </style:style>
    <style:style style:name="P137" style:family="paragraph" style:parent-style-name="Table_20_Contents">
      <style:text-properties style:font-name="Calibri1" fo:font-size="10.5pt" officeooo:rsid="001da665" officeooo:paragraph-rsid="00fdf84c" style:font-size-asian="10.5pt" style:font-size-complex="10.5pt"/>
    </style:style>
    <style:style style:name="P138" style:family="paragraph" style:parent-style-name="Table_20_Contents">
      <style:text-properties style:font-name="Calibri1" fo:font-size="10.5pt" officeooo:rsid="001f1755" officeooo:paragraph-rsid="00fdf84c" style:font-size-asian="10.5pt" style:font-size-complex="10.5pt"/>
    </style:style>
    <style:style style:name="P139" style:family="paragraph" style:parent-style-name="Table_20_Contents">
      <style:text-properties style:font-name="Calibri1" fo:font-size="10.5pt" officeooo:rsid="0022fefe" officeooo:paragraph-rsid="00fdf84c" style:font-size-asian="10.5pt" style:font-size-complex="10.5pt"/>
    </style:style>
    <style:style style:name="P140" style:family="paragraph" style:parent-style-name="Table_20_Contents">
      <style:text-properties style:font-name="Calibri1" fo:font-size="10.5pt" officeooo:rsid="0028b946" officeooo:paragraph-rsid="00fdf84c" style:font-size-asian="10.5pt" style:font-size-complex="10.5pt"/>
    </style:style>
    <style:style style:name="P141" style:family="paragraph" style:parent-style-name="Table_20_Contents">
      <style:text-properties style:font-name="Calibri1" fo:font-size="10.5pt" officeooo:rsid="002b3dfe" officeooo:paragraph-rsid="00fdf84c" style:font-size-asian="10.5pt" style:font-size-complex="10.5pt"/>
    </style:style>
    <style:style style:name="P142" style:family="paragraph" style:parent-style-name="Table_20_Contents">
      <style:text-properties style:font-name="Calibri1" fo:font-size="10.5pt" officeooo:paragraph-rsid="00fdf84c" style:font-size-asian="10.5pt" style:font-size-complex="10.5pt"/>
    </style:style>
    <style:style style:name="P143"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44"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45"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46"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7"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148"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149"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150"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151"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152"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153"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154"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155"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8" style:family="paragraph" style:parent-style-name="Heading_20_2">
      <style:paragraph-properties fo:text-align="justify" style:justify-single-word="false"/>
      <style:text-properties fo:font-size="12pt" officeooo:rsid="01406b92" officeooo:paragraph-rsid="01406b92" style:font-size-asian="12pt"/>
    </style:style>
    <style:style style:name="P159" style:family="paragraph" style:parent-style-name="Heading_20_2">
      <style:paragraph-properties fo:text-align="justify" style:justify-single-word="false"/>
      <style:text-properties fo:font-size="12pt" officeooo:rsid="00517a6f" style:font-size-asian="12pt"/>
    </style:style>
    <style:style style:name="P160"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1" style:family="paragraph" style:parent-style-name="Heading_20_1">
      <style:paragraph-properties fo:text-align="justify" style:justify-single-word="false"/>
    </style:style>
    <style:style style:name="P162" style:family="paragraph" style:parent-style-name="Heading_20_1">
      <style:paragraph-properties fo:text-align="justify" style:justify-single-word="false"/>
      <style:text-properties officeooo:paragraph-rsid="00788e15"/>
    </style:style>
    <style:style style:name="P163" style:family="paragraph" style:parent-style-name="Heading_20_1">
      <style:paragraph-properties fo:text-align="justify" style:justify-single-word="false"/>
      <style:text-properties officeooo:paragraph-rsid="00a38871"/>
    </style:style>
    <style:style style:name="P164" style:family="paragraph" style:parent-style-name="Heading_20_1">
      <style:paragraph-properties fo:text-align="justify" style:justify-single-word="false"/>
      <style:text-properties officeooo:paragraph-rsid="004d9219"/>
    </style:style>
    <style:style style:name="P165"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6" style:family="paragraph" style:parent-style-name="Heading_20_1">
      <style:paragraph-properties fo:text-align="justify" style:justify-single-word="false" fo:break-before="page"/>
      <style:text-properties officeooo:paragraph-rsid="00788e15"/>
    </style:style>
    <style:style style:name="P167" style:family="paragraph" style:parent-style-name="Heading_20_1">
      <style:paragraph-properties fo:text-align="justify" style:justify-single-word="false" fo:break-before="page"/>
      <style:text-properties officeooo:paragraph-rsid="00fe3801"/>
    </style:style>
    <style:style style:name="P168" style:family="paragraph" style:parent-style-name="Paragraphe_20_de_20_liste" style:list-style-name="L5">
      <style:paragraph-properties fo:text-align="justify" style:justify-single-word="false"/>
      <style:text-properties fo:font-size="12pt" style:font-size-asian="12pt" style:font-size-complex="12pt"/>
    </style:style>
    <style:style style:name="P169"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0"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1"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officeooo:rsid="00544674"/>
    </style:style>
    <style:style style:name="T25" style:family="text">
      <style:text-properties officeooo:rsid="00554117"/>
    </style:style>
    <style:style style:name="T26" style:family="text">
      <style:text-properties officeooo:rsid="0053c9d7"/>
    </style:style>
    <style:style style:name="T27" style:family="text">
      <style:text-properties officeooo:rsid="006237b5"/>
    </style:style>
    <style:style style:name="T28" style:family="text">
      <style:text-properties officeooo:rsid="005e114d"/>
    </style:style>
    <style:style style:name="T29" style:family="text">
      <style:text-properties fo:font-weight="normal" style:font-weight-asian="normal" style:font-weight-complex="normal"/>
    </style:style>
    <style:style style:name="T30" style:family="text">
      <style:text-properties fo:font-weight="normal" officeooo:rsid="00ae2000" style:font-weight-asian="normal" style:font-weight-complex="normal"/>
    </style:style>
    <style:style style:name="T31" style:family="text">
      <style:text-properties fo:font-weight="normal" officeooo:rsid="00b33825" style:font-weight-asian="normal" style:font-weight-complex="normal"/>
    </style:style>
    <style:style style:name="T32" style:family="text">
      <style:text-properties fo:font-weight="normal" officeooo:rsid="00c2a0de" style:font-weight-asian="normal" style:font-weight-complex="normal"/>
    </style:style>
    <style:style style:name="T33" style:family="text">
      <style:text-properties fo:font-weight="normal" officeooo:rsid="00c3c7f1" style:font-weight-asian="normal" style:font-weight-complex="normal"/>
    </style:style>
    <style:style style:name="T34" style:family="text">
      <style:text-properties fo:font-weight="normal" officeooo:rsid="00c5604d" style:font-weight-asian="normal" style:font-weight-complex="normal"/>
    </style:style>
    <style:style style:name="T35" style:family="text">
      <style:text-properties fo:font-weight="normal" officeooo:rsid="00c65144" style:font-weight-asian="normal" style:font-weight-complex="normal"/>
    </style:style>
    <style:style style:name="T36" style:family="text">
      <style:text-properties fo:font-weight="normal" officeooo:rsid="00c7041b" style:font-weight-asian="normal" style:font-weight-complex="normal"/>
    </style:style>
    <style:style style:name="T37" style:family="text">
      <style:text-properties fo:font-weight="normal" officeooo:rsid="00c8bf99" style:font-weight-asian="normal" style:font-weight-complex="normal"/>
    </style:style>
    <style:style style:name="T38" style:family="text">
      <style:text-properties fo:font-weight="normal" officeooo:rsid="00ca6638" style:font-weight-asian="normal" style:font-weight-complex="normal"/>
    </style:style>
    <style:style style:name="T39" style:family="text">
      <style:text-properties fo:font-weight="normal" officeooo:rsid="00ca6b44" style:font-weight-asian="normal" style:font-weight-complex="normal"/>
    </style:style>
    <style:style style:name="T40" style:family="text">
      <style:text-properties fo:font-weight="normal" officeooo:rsid="00cc0b65" style:font-weight-asian="normal" style:font-weight-complex="normal"/>
    </style:style>
    <style:style style:name="T41" style:family="text">
      <style:text-properties fo:font-weight="normal" officeooo:rsid="00cf4626" style:font-weight-asian="normal" style:font-weight-complex="normal"/>
    </style:style>
    <style:style style:name="T42" style:family="text">
      <style:text-properties fo:font-weight="normal" officeooo:rsid="00f2a506" style:font-weight-asian="normal" style:font-weight-complex="normal"/>
    </style:style>
    <style:style style:name="T43" style:family="text">
      <style:text-properties fo:font-weight="normal" officeooo:rsid="00e57a1f" style:font-weight-asian="normal" style:font-weight-complex="normal"/>
    </style:style>
    <style:style style:name="T44" style:family="text">
      <style:text-properties fo:font-weight="normal" officeooo:rsid="00f5d863" style:font-weight-asian="normal" style:font-weight-complex="normal"/>
    </style:style>
    <style:style style:name="T45" style:family="text">
      <style:text-properties fo:font-weight="normal" officeooo:rsid="011098f6" style:font-weight-asian="normal" style:font-weight-complex="normal"/>
    </style:style>
    <style:style style:name="T46" style:family="text">
      <style:text-properties fo:font-weight="normal" officeooo:rsid="0114b689" style:font-weight-asian="normal" style:font-weight-complex="normal"/>
    </style:style>
    <style:style style:name="T47" style:family="text">
      <style:text-properties fo:font-weight="normal" officeooo:rsid="0116b576" style:font-weight-asian="normal" style:font-weight-complex="normal"/>
    </style:style>
    <style:style style:name="T48" style:family="text">
      <style:text-properties fo:font-weight="normal" officeooo:rsid="014948ab" style:font-weight-asian="normal" style:font-weight-complex="normal"/>
    </style:style>
    <style:style style:name="T49" style:family="text">
      <style:text-properties fo:font-weight="normal" officeooo:rsid="0164c5d2" style:font-weight-asian="normal" style:font-weight-complex="normal"/>
    </style:style>
    <style:style style:name="T50" style:family="text">
      <style:text-properties fo:font-weight="normal" officeooo:rsid="01657268" style:font-weight-asian="normal" style:font-weight-complex="normal"/>
    </style:style>
    <style:style style:name="T51" style:family="text">
      <style:text-properties fo:font-weight="normal" officeooo:rsid="01660a90" style:font-weight-asian="normal" style:font-weight-complex="normal"/>
    </style:style>
    <style:style style:name="T52" style:family="text">
      <style:text-properties fo:font-weight="normal" officeooo:rsid="0166d3ff"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639bed" style:font-style-asian="normal" style:font-style-complex="normal"/>
    </style:style>
    <style:style style:name="T55" style:family="text">
      <style:text-properties officeooo:rsid="0068fb8c"/>
    </style:style>
    <style:style style:name="T56" style:family="text">
      <style:text-properties fo:color="#0000ff"/>
    </style:style>
    <style:style style:name="T57" style:family="text">
      <style:text-properties officeooo:rsid="00788e15"/>
    </style:style>
    <style:style style:name="T58" style:family="text">
      <style:text-properties officeooo:rsid="00790195"/>
    </style:style>
    <style:style style:name="T59" style:family="text">
      <style:text-properties officeooo:rsid="007e0e97"/>
    </style:style>
    <style:style style:name="T60" style:family="text">
      <style:text-properties officeooo:rsid="007f2fdf"/>
    </style:style>
    <style:style style:name="T61" style:family="text">
      <style:text-properties officeooo:rsid="0081384f"/>
    </style:style>
    <style:style style:name="T62" style:family="text">
      <style:text-properties officeooo:rsid="00963de2"/>
    </style:style>
    <style:style style:name="T63" style:family="text">
      <style:text-properties officeooo:rsid="00987c7d"/>
    </style:style>
    <style:style style:name="T64" style:family="text">
      <style:text-properties officeooo:rsid="0099ef89"/>
    </style:style>
    <style:style style:name="T65" style:family="text">
      <style:text-properties fo:font-weight="bold" style:font-weight-asian="bold" style:font-weight-complex="bold"/>
    </style:style>
    <style:style style:name="T66" style:family="text">
      <style:text-properties fo:font-weight="bold" officeooo:rsid="00acbdad" style:font-weight-asian="bold" style:font-weight-complex="bold"/>
    </style:style>
    <style:style style:name="T67" style:family="text">
      <style:text-properties fo:font-weight="bold" officeooo:rsid="00ad890a" style:font-weight-asian="bold" style:font-weight-complex="bold"/>
    </style:style>
    <style:style style:name="T68" style:family="text">
      <style:text-properties fo:font-weight="bold" officeooo:rsid="00ae2000" style:font-weight-asian="bold" style:font-weight-complex="bold"/>
    </style:style>
    <style:style style:name="T69" style:family="text">
      <style:text-properties fo:font-weight="bold" officeooo:rsid="00b33825" style:font-weight-asian="bold" style:font-weight-complex="bold"/>
    </style:style>
    <style:style style:name="T70" style:family="text">
      <style:text-properties fo:font-weight="bold" officeooo:rsid="00c2a0de" style:font-weight-asian="bold" style:font-weight-complex="bold"/>
    </style:style>
    <style:style style:name="T71" style:family="text">
      <style:text-properties fo:font-weight="bold" officeooo:rsid="00c5604d" style:font-weight-asian="bold" style:font-weight-complex="bold"/>
    </style:style>
    <style:style style:name="T72" style:family="text">
      <style:text-properties fo:font-weight="bold" officeooo:rsid="00ca6b44" style:font-weight-asian="bold" style:font-weight-complex="bold"/>
    </style:style>
    <style:style style:name="T73" style:family="text">
      <style:text-properties fo:font-weight="bold" officeooo:rsid="00cc0b65" style:font-weight-asian="bold" style:font-weight-complex="bold"/>
    </style:style>
    <style:style style:name="T74" style:family="text">
      <style:text-properties fo:font-weight="bold" officeooo:rsid="00cdfcdc" style:font-weight-asian="bold" style:font-weight-complex="bold"/>
    </style:style>
    <style:style style:name="T75" style:family="text">
      <style:text-properties fo:font-weight="bold" officeooo:rsid="00e57a1f" style:font-weight-asian="bold" style:font-weight-complex="bold"/>
    </style:style>
    <style:style style:name="T76" style:family="text">
      <style:text-properties fo:font-weight="bold" officeooo:rsid="00e909df" style:font-weight-asian="bold" style:font-weight-complex="bold"/>
    </style:style>
    <style:style style:name="T77" style:family="text">
      <style:text-properties fo:font-weight="bold" officeooo:rsid="00e80593" style:font-weight-asian="bold" style:font-weight-complex="bold"/>
    </style:style>
    <style:style style:name="T78" style:family="text">
      <style:text-properties fo:font-weight="bold" officeooo:rsid="00112bc3" style:font-weight-asian="bold" style:font-weight-complex="bold"/>
    </style:style>
    <style:style style:name="T79" style:family="text">
      <style:text-properties fo:font-weight="bold" officeooo:rsid="00115fe8" style:font-weight-asian="bold" style:font-weight-complex="bold"/>
    </style:style>
    <style:style style:name="T80" style:family="text">
      <style:text-properties fo:font-weight="bold" officeooo:rsid="0012077d" style:font-weight-asian="bold" style:font-weight-complex="bold"/>
    </style:style>
    <style:style style:name="T81" style:family="text">
      <style:text-properties fo:font-weight="bold" officeooo:rsid="010c5410" style:font-weight-asian="bold" style:font-weight-complex="bold"/>
    </style:style>
    <style:style style:name="T82" style:family="text">
      <style:text-properties fo:font-weight="bold" officeooo:rsid="0164c5d2" style:font-weight-asian="bold" style:font-weight-complex="bold"/>
    </style:style>
    <style:style style:name="T83" style:family="text">
      <style:text-properties officeooo:rsid="009c6398"/>
    </style:style>
    <style:style style:name="T84" style:family="text">
      <style:text-properties officeooo:rsid="009e9e95"/>
    </style:style>
    <style:style style:name="T85" style:family="text">
      <style:text-properties officeooo:rsid="00a08727"/>
    </style:style>
    <style:style style:name="T86" style:family="text">
      <style:text-properties officeooo:rsid="00a7f937"/>
    </style:style>
    <style:style style:name="T87" style:family="text">
      <style:text-properties officeooo:rsid="00ab5a61"/>
    </style:style>
    <style:style style:name="T88" style:family="text">
      <style:text-properties officeooo:rsid="00acbdad"/>
    </style:style>
    <style:style style:name="T89" style:family="text">
      <style:text-properties officeooo:rsid="00ad890a"/>
    </style:style>
    <style:style style:name="T90" style:family="text">
      <style:text-properties officeooo:rsid="00ae2000"/>
    </style:style>
    <style:style style:name="T91" style:family="text">
      <style:text-properties officeooo:rsid="00b75ced"/>
    </style:style>
    <style:style style:name="T92" style:family="text">
      <style:text-properties officeooo:rsid="00b7b66b"/>
    </style:style>
    <style:style style:name="T93" style:family="text">
      <style:text-properties officeooo:rsid="00b81bfc"/>
    </style:style>
    <style:style style:name="T94" style:family="text">
      <style:text-properties officeooo:rsid="00b88573"/>
    </style:style>
    <style:style style:name="T95" style:family="text">
      <style:text-properties fo:color="#ff3333" fo:font-weight="bold" style:font-weight-asian="bold" style:font-weight-complex="bold"/>
    </style:style>
    <style:style style:name="T96" style:family="text">
      <style:text-properties fo:color="#ff3333" fo:font-weight="bold" officeooo:rsid="00c7041b" style:font-weight-asian="bold" style:font-weight-complex="bold"/>
    </style:style>
    <style:style style:name="T97" style:family="text">
      <style:text-properties fo:color="#ff3333" fo:font-weight="bold" officeooo:rsid="00c3c7f1" style:font-weight-asian="bold" style:font-weight-complex="bold"/>
    </style:style>
    <style:style style:name="T98" style:family="text">
      <style:text-properties fo:color="#ff3333" fo:font-weight="bold" officeooo:rsid="00cc0b65" style:font-weight-asian="bold" style:font-weight-complex="bold"/>
    </style:style>
    <style:style style:name="T99" style:family="text">
      <style:text-properties fo:color="#666666" fo:font-size="14pt" fo:font-style="italic" officeooo:rsid="00a660b7" style:font-size-asian="14pt" style:font-style-asian="italic" style:font-size-complex="14pt" style:font-style-complex="italic"/>
    </style:style>
    <style:style style:name="T100" style:family="text">
      <style:text-properties fo:color="#666666" fo:font-size="14pt" fo:font-style="italic" officeooo:rsid="014e65cd" style:font-size-asian="14pt" style:font-style-asian="italic" style:font-size-complex="14pt" style:font-style-complex="italic"/>
    </style:style>
    <style:style style:name="T101" style:family="text">
      <style:text-properties officeooo:rsid="00debf6e"/>
    </style:style>
    <style:style style:name="T102" style:family="text">
      <style:text-properties officeooo:rsid="00e1fbaa"/>
    </style:style>
    <style:style style:name="T103" style:family="text">
      <style:text-properties officeooo:rsid="00e2cdf5"/>
    </style:style>
    <style:style style:name="T104" style:family="text">
      <style:text-properties officeooo:rsid="00e57a1f"/>
    </style:style>
    <style:style style:name="T105" style:family="text">
      <style:text-properties officeooo:rsid="00e80593"/>
    </style:style>
    <style:style style:name="T106" style:family="text">
      <style:text-properties fo:font-size="12pt" officeooo:rsid="00fe3801" style:font-size-asian="12pt"/>
    </style:style>
    <style:style style:name="T107" style:family="text">
      <style:text-properties fo:font-size="12pt" officeooo:rsid="00ffe9d0" style:font-size-asian="12pt"/>
    </style:style>
    <style:style style:name="T108" style:family="text">
      <style:text-properties officeooo:rsid="00edc753"/>
    </style:style>
    <style:style style:name="T109" style:family="text">
      <style:text-properties officeooo:rsid="00ef48ed"/>
    </style:style>
    <style:style style:name="T110" style:family="text">
      <style:text-properties officeooo:rsid="00f05b92"/>
    </style:style>
    <style:style style:name="T111" style:family="text">
      <style:text-properties officeooo:rsid="00f2a506"/>
    </style:style>
    <style:style style:name="T112" style:family="text">
      <style:text-properties officeooo:rsid="00f591a2"/>
    </style:style>
    <style:style style:name="T113" style:family="text">
      <style:text-properties officeooo:rsid="00f79e46"/>
    </style:style>
    <style:style style:name="T114" style:family="text">
      <style:text-properties officeooo:rsid="00f99793"/>
    </style:style>
    <style:style style:name="T115" style:family="text">
      <style:text-properties officeooo:rsid="000e9fd3"/>
    </style:style>
    <style:style style:name="T116" style:family="text">
      <style:text-properties officeooo:rsid="00112bc3"/>
    </style:style>
    <style:style style:name="T117" style:family="text">
      <style:text-properties officeooo:rsid="00115fe8"/>
    </style:style>
    <style:style style:name="T118" style:family="text">
      <style:text-properties officeooo:rsid="0012077d"/>
    </style:style>
    <style:style style:name="T119" style:family="text">
      <style:text-properties officeooo:rsid="0014481b"/>
    </style:style>
    <style:style style:name="T120" style:family="text">
      <style:text-properties officeooo:rsid="0018db7d"/>
    </style:style>
    <style:style style:name="T121" style:family="text">
      <style:text-properties officeooo:rsid="001d8b78"/>
    </style:style>
    <style:style style:name="T122" style:family="text">
      <style:text-properties style:font-name="Calibri1"/>
    </style:style>
    <style:style style:name="T123" style:family="text">
      <style:text-properties style:font-name="Calibri1" fo:font-size="10.5pt" style:font-size-asian="10.5pt" style:font-size-complex="10.5pt"/>
    </style:style>
    <style:style style:name="T124" style:family="text">
      <style:text-properties style:font-name="Calibri1" fo:font-size="10.5pt" officeooo:rsid="001f62aa" style:font-size-asian="10.5pt" style:font-size-complex="10.5pt"/>
    </style:style>
    <style:style style:name="T125" style:family="text">
      <style:text-properties style:font-name="Calibri1" fo:font-size="10.5pt" fo:font-style="normal" officeooo:rsid="001d6af4" style:font-size-asian="10.5pt" style:font-style-asian="normal" style:font-size-complex="10.5pt" style:font-style-complex="normal"/>
    </style:style>
    <style:style style:name="T126" style:family="text">
      <style:text-properties style:font-name="Calibri1" fo:font-size="10.5pt" fo:font-style="normal" officeooo:rsid="0077491f" style:font-size-asian="10.5pt" style:font-style-asian="normal" style:font-size-complex="10.5pt" style:font-style-complex="normal"/>
    </style:style>
    <style:style style:name="T127" style:family="text">
      <style:text-properties style:font-name="Calibri1" fo:font-size="10.5pt" fo:font-style="italic" officeooo:rsid="0077491f" style:font-size-asian="10.5pt" style:font-style-asian="italic" style:font-size-complex="10.5pt" style:font-style-complex="italic"/>
    </style:style>
    <style:style style:name="T128" style:family="text">
      <style:text-properties style:font-name="Calibri1" officeooo:rsid="00813384"/>
    </style:style>
    <style:style style:name="T129" style:family="text">
      <style:text-properties style:font-name="Calibri1" officeooo:rsid="00295e24"/>
    </style:style>
    <style:style style:name="T130" style:family="text">
      <style:text-properties officeooo:rsid="001f1755"/>
    </style:style>
    <style:style style:name="T131" style:family="text">
      <style:text-properties officeooo:rsid="0101e31f"/>
    </style:style>
    <style:style style:name="T132" style:family="text">
      <style:text-properties officeooo:rsid="01038d44"/>
    </style:style>
    <style:style style:name="T133" style:family="text">
      <style:text-properties officeooo:rsid="010c5410"/>
    </style:style>
    <style:style style:name="T134" style:family="text">
      <style:text-properties officeooo:rsid="011098f6"/>
    </style:style>
    <style:style style:name="T135" style:family="text">
      <style:text-properties officeooo:rsid="01123006"/>
    </style:style>
    <style:style style:name="T136" style:family="text">
      <style:text-properties officeooo:rsid="0112f0e1"/>
    </style:style>
    <style:style style:name="T137" style:family="text">
      <style:text-properties officeooo:rsid="0114b689"/>
    </style:style>
    <style:style style:name="T138" style:family="text">
      <style:text-properties officeooo:rsid="0127a51b"/>
    </style:style>
    <style:style style:name="T139" style:family="text">
      <style:text-properties officeooo:rsid="0134eca3"/>
    </style:style>
    <style:style style:name="T140" style:family="text">
      <style:text-properties officeooo:rsid="01367416"/>
    </style:style>
    <style:style style:name="T141" style:family="text">
      <style:text-properties officeooo:rsid="01386cff"/>
    </style:style>
    <style:style style:name="T142" style:family="text">
      <style:text-properties officeooo:rsid="01397625"/>
    </style:style>
    <style:style style:name="T143" style:family="text">
      <style:text-properties officeooo:rsid="0139b798"/>
    </style:style>
    <style:style style:name="T144" style:family="text">
      <style:text-properties officeooo:rsid="013a21ce"/>
    </style:style>
    <style:style style:name="T145" style:family="text">
      <style:text-properties officeooo:rsid="01467048"/>
    </style:style>
    <style:style style:name="T146" style:family="text">
      <style:text-properties officeooo:rsid="0147b735"/>
    </style:style>
    <style:style style:name="T147" style:family="text">
      <style:text-properties officeooo:rsid="014b6a2d"/>
    </style:style>
    <style:style style:name="T148" style:family="text">
      <style:text-properties officeooo:rsid="014e65cd"/>
    </style:style>
    <style:style style:name="T149" style:family="text">
      <style:text-properties officeooo:rsid="01507435"/>
    </style:style>
    <style:style style:name="T150" style:family="text">
      <style:text-properties officeooo:rsid="0151d29a"/>
    </style:style>
    <style:style style:name="T151" style:family="text">
      <style:text-properties officeooo:rsid="0153e9e9"/>
    </style:style>
    <style:style style:name="T152" style:family="text">
      <style:text-properties officeooo:rsid="016ae32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11"><text:span text:style-name="Police_20_par_20_défaut"><text:span text:style-name="T2">Rapport du projet de Programmation concurrente</text:span></text:span></text:p>
          <text:p text:style-name="P111"><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1" text:outline-level="1"/>
      <text:h text:style-name="P161" text:outline-level="1"/>
      <text:h text:style-name="P161" text:outline-level="1"/>
      <text:h text:style-name="P161" text:outline-level="1"/>
      <text:h text:style-name="P161"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4">situation de compétition (Race condition</text:span>) ou d’autres problèmes comme les <text:span text:style-name="T83">interblocages </text:span>(Deadlocks) ou encore <text:span text:style-name="T85">un problème de famine (Starvation)</text:span></text:p>
      <text:p text:style-name="P7">Afin d’aborder ces problèmes et de mieux les comprendre nous devons accomplir un projet. La première phase nécessite la mise en œuvre générale avec des threads <text:span text:style-name="T64">POSIX</text:span> sans synchronisation. La deuxième mettra en œuvre la synchronisation des variables à l’aide des conditions <text:span text:style-name="T64">POSIX</text:span> et la dernière implémentera la synchronisation des variables à l’aide des sémaphores <text:span text:style-name="T64">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1527153505996523943" text:style-name="L5">
        <text:list-item>
          <text:p text:style-name="P168">Un seul qui fera avancer les personnes successivement</text:p>
        </text:list-item>
        <text:list-item>
          <text:p text:style-name="P168">Quatre : le terrain est découpé en quatre partie et chaque thread gère l’avancement des personnes sur sa partie</text:p>
        </text:list-item>
        <text:list-item>
          <text:p text:style-name="P168">Un thread par personne.</text:p>
        </text:list-item>
      </text:list>
      <text:p text:style-name="P5">Dans la deuxième phase du projet nous devons mettre en place une synchronisation par sémaphores des ressources partagées.</text:p>
      <text:h text:style-name="P166" text:outline-level="1"><text:bookmark-start text:name="_Toc463084851"/><text:bookmark-start text:name="_Toc463189187"/>Algorithme de déplacement d’une personne<text:bookmark-end text:name="_Toc463084851"/><text:bookmark-end text:name="_Toc463189187"/></text:h>
      <text:p text:style-name="P95"/>
      <text:p text:style-name="P95">Le déplacement des personnes sur le terrain <text:span text:style-name="T24">est une action centrale au sein de ce projet. Nous devons par conséquent, essayer de comprendre les comportements des personnes afin qu'ils rejoignent au plus vite le deuxième muret. </text:span></text:p>
      <text:p text:style-name="P94">Une personne peut se déplacer dans les huit directions. <text:span text:style-name="T59">A savoir vers le haut, vers le bas, sur les côtés et sur les 4 diagonales. Il</text:span> faut trouver un algorithme permettant de simuler le déplacement de personnes. </text:p>
      <text:p text:style-name="P50">Pour que <text:span text:style-name="T25">toutes</text:span> les personnes puissent se diriger vers la « sortie » <text:span text:style-name="T60">(le point azimut)</text:span> , <text:span text:style-name="T26">nous avons du mettre en place un algorithme simple. Nous devons faire avancer les personnes en fonction de leurs voisins et en fonction de leur hauteur (sur l'axe vertical) par rapport à l'azimut. </text:span></text:p>
      <text:p text:style-name="P112">Notre algorithme de déplacement d'une personne sur le terrain :</text:p>
      <text:p text:style-name="P112"/>
      <text:p text:style-name="P115"><text:span text:style-name="Strong_20_Emphasis">ALGORITHME</text:span> <text:span text:style-name="Emphasis"><text:span text:style-name="T115">avancerUnePersonne</text:span></text:span></text:p>
      <text:p text:style-name="P119"/>
      <text:p text:style-name="P116"><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p est arrivé à destination) </text:span><text:span text:style-name="T78">ALORS</text:span></text:p>
      <text:p text:style-name="P119"><text:tab/><text:tab/><text:span text:style-name="T116">enlever p dans la liste de personnes de t</text:span></text:p>
      <text:p text:style-name="P119"><text:tab/><text:span text:style-name="T78">SINON</text:span></text:p>
      <text:p text:style-name="P119"><text:tab/><text:tab/><text:span text:style-name="T78">SI</text:span><text:span text:style-name="T116"> (p est dessus du milieu vertical du premier muret) </text:span><text:span text:style-name="T78">ALORS</text:span></text:p>
      <text:p text:style-name="P119"><text:tab/><text:tab/><text:tab/><text:span text:style-name="T117">déplacer p dans la direction Sud-ouest</text:span></text:p>
      <text:p text:style-name="P119"><text:tab/><text:tab/><text:span text:style-name="T79">SINON</text:span></text:p>
      <text:p text:style-name="P119"><text:tab/><text:tab/><text:tab/><text:span text:style-name="T80">SI</text:span><text:span text:style-name="T118"> (p est au-dessous du milieu vertical du second muret) </text:span><text:span text:style-name="T80">ALORS</text:span></text:p>
      <text:p text:style-name="P119"><text:tab/><text:tab/><text:tab/><text:tab/><text:span text:style-name="T117">déplacer p dans la direction Nord-ouest</text:span></text:p>
      <text:p text:style-name="P118"><text:tab/><text:tab/><text:tab/><text:span text:style-name="T65">SINON</text:span></text:p>
      <text:p text:style-name="P118"><text:tab/><text:tab/><text:tab/><text:tab/>déplacer p dans la direction Ouest</text:p>
      <text:p text:style-name="P119"><text:span text:style-name="T118"><text:tab/><text:tab/><text:tab/></text:span><text:span text:style-name="Strong_20_Emphasis">FIN_SI</text:span></text:p>
      <text:p text:style-name="P119"><text:span text:style-name="Strong_20_Emphasis"><text:tab/><text:tab/>FIN_SI</text:span></text:p>
      <text:p text:style-name="P119"><text:span text:style-name="Strong_20_Emphasis"><text:tab/>FIN_SI</text:span></text:p>
      <text:p text:style-name="P119"/>
      <text:p text:style-name="P125"><text:span text:style-name="Strong_20_Emphasis"><text:s/>FIN</text:span></text:p>
      <text:p text:style-name="P112">P<text:span text:style-name="T119">our comprendre le déplacement des personnes présents sur le terrain, nous devons détailler les fonctions qui en découlent :</text:span></text:p>
      <text:p text:style-name="P112"/>
      <text:p text:style-name="P115"><text:span text:style-name="Strong_20_Emphasis">ALGORITHME</text:span> <text:span text:style-name="Emphasis"><text:span text:style-name="T117">déplacer dans la direction Sud-ouest</text:span></text:span></text:p>
      <text:p text:style-name="P119"/>
      <text:p text:style-name="P116"><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case au Sud-ouest de p est libre) </text:span><text:span text:style-name="T78">ALORS</text:span></text:p>
      <text:p text:style-name="P119"><text:tab/><text:tab/><text:span text:style-name="T120">se déplacer vers la case sud-ouest</text:span></text:p>
      <text:p text:style-name="P119"><text:soft-page-break/><text:tab/><text:span text:style-name="T78">SINON</text:span></text:p>
      <text:p text:style-name="P119"><text:tab/><text:tab/><text:span text:style-name="T120">se déplacer vers la case Sud</text:span></text:p>
      <text:p text:style-name="P119"><text:span text:style-name="Strong_20_Emphasis"><text:tab/>FIN_SI</text:span></text:p>
      <text:p text:style-name="P119"/>
      <text:p text:style-name="P124"><text:span text:style-name="Strong_20_Emphasis"><text:s/>FIN</text:span></text:p>
      <text:p text:style-name="P115"><text:span text:style-name="Strong_20_Emphasis">ALGORITHME</text:span> <text:span text:style-name="Emphasis"><text:span text:style-name="T117">déplacer dans la direction Nord-ouest</text:span></text:span></text:p>
      <text:p text:style-name="P119"/>
      <text:p text:style-name="P116"><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case au Nord-ouest de p est libre) </text:span><text:span text:style-name="T78">ALORS</text:span></text:p>
      <text:p text:style-name="P119"><text:tab/><text:tab/><text:span text:style-name="T120">se déplacer vers la case Nord-ouest</text:span></text:p>
      <text:p text:style-name="P119"><text:tab/><text:span text:style-name="T78">SINON</text:span></text:p>
      <text:p text:style-name="P119"><text:tab/><text:tab/><text:span text:style-name="T120">se déplacer vers la case Nord</text:span></text:p>
      <text:p text:style-name="P119"><text:span text:style-name="Strong_20_Emphasis"><text:tab/>FIN_SI</text:span></text:p>
      <text:p text:style-name="P119"/>
      <text:p text:style-name="P124"><text:span text:style-name="Strong_20_Emphasis"><text:s/>FIN</text:span></text:p>
      <text:p text:style-name="P115"><text:span text:style-name="Strong_20_Emphasis">ALGORITHME</text:span> <text:span text:style-name="Emphasis"><text:span text:style-name="T117">déplacer dans la direction Ouest</text:span></text:span></text:p>
      <text:p text:style-name="P119"/>
      <text:p text:style-name="P116"><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case Ouest de p est libre) </text:span><text:span text:style-name="T78">ALORS</text:span></text:p>
      <text:p text:style-name="P119"><text:tab/><text:tab/><text:span text:style-name="T120">se déplacer vers la case Ouest</text:span></text:p>
      <text:p text:style-name="P119"><text:tab/><text:span text:style-name="T78">SINON</text:span></text:p>
      <text:p text:style-name="P119"><text:tab/><text:tab/><text:span text:style-name="T121">Ne pas se déplacer</text:span></text:p>
      <text:p text:style-name="P119"><text:span text:style-name="Strong_20_Emphasis"><text:tab/>FIN_SI</text:span></text:p>
      <text:p text:style-name="P119"/>
      <text:p text:style-name="P124"><text:span text:style-name="Strong_20_Emphasis"><text:s/>FIN</text:span></text:p>
      <text:p text:style-name="P124"><text:span text:style-name="Strong_20_Emphasis"/></text:p>
      <text:p text:style-name="P115"><text:span text:style-name="Strong_20_Emphasis">ALGORITHME</text:span> <text:span text:style-name="Emphasis"><text:span text:style-name="T117">déplacer dans la direction Sud</text:span></text:span></text:p>
      <text:p text:style-name="P119"/>
      <text:p text:style-name="P116"><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case Sud de p est libre) </text:span><text:span text:style-name="T78">ALORS</text:span></text:p>
      <text:p text:style-name="P119"><text:tab/><text:tab/><text:span text:style-name="T120">se déplacer vers la case Sud</text:span></text:p>
      <text:p text:style-name="P119"><text:tab/><text:span text:style-name="T78">SINON</text:span></text:p>
      <text:p text:style-name="P119"><text:tab/><text:tab/><text:span text:style-name="T121">Ne pas se déplacer</text:span></text:p>
      <text:p text:style-name="P119"><text:span text:style-name="Strong_20_Emphasis"><text:tab/>FIN_SI</text:span></text:p>
      <text:p text:style-name="P119"/>
      <text:p text:style-name="P124"><text:span text:style-name="Strong_20_Emphasis"><text:s/>FIN</text:span></text:p>
      <text:p text:style-name="P124"/>
      <text:p text:style-name="P115"><text:span text:style-name="Strong_20_Emphasis">ALGORITHME</text:span> <text:span text:style-name="Emphasis"><text:span text:style-name="T117">déplacer dans la direction Nord</text:span></text:span></text:p>
      <text:p text:style-name="P119"/>
      <text:p text:style-name="P116"><text:soft-page-break/><text:tab/>personne :p</text:p>
      <text:p text:style-name="P117"><text:tab/>terrain :t</text:p>
      <text:p text:style-name="P119"/>
      <text:p text:style-name="P119"><text:span text:style-name="Strong_20_Emphasis"><text:s/>DEBUT</text:span></text:p>
      <text:p text:style-name="P119"/>
      <text:p text:style-name="P119"><text:s text:c="4"/><text:tab/><text:span text:style-name="T78">SI</text:span><text:span text:style-name="T116"> (case Nord de p est libre) </text:span><text:span text:style-name="T78">ALORS</text:span></text:p>
      <text:p text:style-name="P119"><text:tab/><text:tab/><text:span text:style-name="T120">se déplacer vers la case Nord</text:span></text:p>
      <text:p text:style-name="P119"><text:tab/><text:span text:style-name="T78">SINON</text:span></text:p>
      <text:p text:style-name="P119"><text:tab/><text:tab/><text:span text:style-name="T121">Ne pas se déplacer</text:span></text:p>
      <text:p text:style-name="P119"><text:span text:style-name="Strong_20_Emphasis"><text:tab/>FIN_SI</text:span></text:p>
      <text:p text:style-name="P119"/>
      <text:p text:style-name="P123"><text:span text:style-name="Strong_20_Emphasis"><text:s/>FIN</text:span></text:p>
      <text:h text:style-name="P162" text:outline-level="1"><text:bookmark-start text:name="_Toc463084852"/><text:bookmark-start text:name="_Toc463189188"/>Threads Java versus Threads <text:bookmark-end text:name="_Toc463084852"/><text:bookmark-end text:name="_Toc463189188"/><text:span text:style-name="T57">POSIX</text:span></text:h>
      <text:p text:style-name="P3"/>
      <text:p text:style-name="P93">Cette partie permet de montrer les différences de conception <text:span text:style-name="T61">entre l</text:span>es threads Java <text:span text:style-name="T61">et l</text:span>es Pthreads (threads <text:span text:style-name="T27">POSIX</text:span>).</text:p>
      <text:p text:style-name="P3"><text:span text:style-name="T28">Comme nous l'avons vu l'année dernière en SI3, un thread Java </text:span>désigne un « <text:span text:style-name="T29">fil d'exécution</text:span> » dans <text:span text:style-name="T28">un</text:span> programme, <text:span text:style-name="T28">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8"> qui permet la gestion de la concurrence.</text:span></text:p>
      <text:p text:style-name="P92"/>
      <text:p text:style-name="P114">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42"/>
          </table:table-cell>
          <table:table-cell table:style-name="Tableau4.A1" office:value-type="string">
            <text:p text:style-name="P136">Java</text:p>
          </table:table-cell>
          <table:table-cell table:style-name="Tableau4.C1" office:value-type="string">
            <text:p text:style-name="P136">POSIX</text:p>
          </table:table-cell>
        </table:table-row>
        <table:table-row>
          <table:table-cell table:style-name="Tableau4.A2" office:value-type="string">
            <text:p text:style-name="P136">Créer une thread</text:p>
          </table:table-cell>
          <table:table-cell table:style-name="Tableau4.A2" office:value-type="string">
            <text:list xml:id="list2441477246402492287" text:style-name="L6">
              <text:list-item>
                <text:p text:style-name="P143">créer une classe qui hérite de la classe <text:span text:style-name="T9">java.lang.Thread </text:span><text:span text:style-name="T12">et </text:span><text:span text:style-name="T53"><text:s/>redéfinir la m</text:span><text:span text:style-name="T54">é</text:span><text:span text:style-name="T53">thode </text:span><text:span text:style-name="T9">run()</text:span><text:span text:style-name="T53">.</text:span></text:p>
                <text:p text:style-name="P144"><text:span text:style-name="T53">Pour lancer ce thread de cette manière il faut créer l'objet et invoquer la méthode </text:span><text:span text:style-name="T9">Objet.start()</text:span><text:span text:style-name="T53"> invoquant elle même la méthode run() que nous avons redéfinit.</text:span></text:p>
              </text:list-item>
              <text:list-item>
                <text:p text:style-name="P144"><text:span text:style-name="T53">Nous pouvons également créer une classe qui implémente l'interface </text:span><text:span text:style-name="T9">java.lang.Runnable </text:span><text:span text:style-name="T53">où il faudra toujours redéfinir la méthode </text:span><text:span text:style-name="T9">run() .</text:span></text:p>
                <text:p text:style-name="P145">Pour lancer la classe :</text:p>
                <text:p text:style-name="P146"/>
                <text:p text:style-name="P169"><text:span text:style-name="T55">MyObject</text:span> code = <text:span text:style-name="T56">new</text:span> <text:span text:style-name="T55">MyObject</text:span>()</text:p>
                <text:p text:style-name="P169">/*du code*/</text:p>
                <text:p text:style-name="P169"><text:soft-page-break/>Thread tache = <text:span text:style-name="T56">new</text:span> Thread(code);</text:p>
                <text:p text:style-name="P170">où la classe MyObject implémente <text:span text:style-name="T9">Runnable</text:span>.</text:p>
              </text:list-item>
            </text:list>
          </table:table-cell>
          <table:table-cell table:style-name="Tableau4.C2" office:value-type="string">
            <text:p text:style-name="P120"><text:span text:style-name="Source_20_Text"><text:span text:style-name="T123">#include &lt;pthread.h&gt;</text:span></text:span><text:bookmark text:name="r-15144801"/></text:p>
            <text:p text:style-name="P122"><text:span text:style-name="Source_20_Text"><text:span text:style-name="T123">int pthread_create(pthread_t * thread, pthread_attr_t * attr,void *(*start_routine) (void *), void *arg);</text:span></text:span></text:p>
          </table:table-cell>
        </table:table-row>
        <table:table-row>
          <table:table-cell table:style-name="Tableau4.A2" office:value-type="string">
            <text:p text:style-name="P134"><text:span text:style-name="Source_20_Text"><text:span text:style-name="T125">A</text:span></text:span><text:span text:style-name="Source_20_Text"><text:span text:style-name="T126">ttendre la fin d'un thread</text:span></text:span></text:p>
          </table:table-cell>
          <table:table-cell table:style-name="Tableau4.A2" office:value-type="string">
            <text:p text:style-name="P133"><text:span text:style-name="Source_20_Text"><text:span text:style-name="T126"><text:s/></text:span></text:span><text:span text:style-name="Source_20_Text"><text:span text:style-name="T127">thread.join()</text:span></text:span></text:p>
          </table:table-cell>
          <table:table-cell table:style-name="Tableau4.C2" office:value-type="string">
            <text:p text:style-name="P122"><text:span text:style-name="Source_20_Text"><text:span text:style-name="T123">int pthread_join(pthread_t th, void **thread_return);</text:span></text:span></text:p>
          </table:table-cell>
        </table:table-row>
        <table:table-row>
          <table:table-cell table:style-name="Tableau4.A2" office:value-type="string">
            <text:p text:style-name="P137">Destruction d'un<text:span text:style-name="T130">e</text:span> thread </text:p>
          </table:table-cell>
          <table:table-cell table:style-name="Tableau4.A2" office:value-type="string">
            <text:p text:style-name="P126">La destruction d'un thread Java intervient lorsque la méthode <text:span text:style-name="T9">run()</text:span> se termine.</text:p>
          </table:table-cell>
          <table:table-cell table:style-name="Tableau4.C2" office:value-type="string">
            <text:p text:style-name="P127"><text:span text:style-name="Source_20_Text"><text:span text:style-name="T122">void pthread_exit(void *ret);</text:span></text:span></text:p>
          </table:table-cell>
        </table:table-row>
        <table:table-row>
          <table:table-cell table:style-name="Tableau4.A2" office:value-type="string">
            <text:p text:style-name="P138">Suspendre une thread</text:p>
          </table:table-cell>
          <table:table-cell table:style-name="Tableau4.A2" office:value-type="string">
            <text:p text:style-name="P128">Thread.interrupt() </text:p>
            <text:p text:style-name="P128">[<text:span text:style-name="Source_20_Text"><text:span text:style-name="T128">Cette méthode peut lever une exception si le processus est bloqué par une opération de synchronisation (Thread.join ou Object.wait…).</text:span></text:span>]</text:p>
          </table:table-cell>
          <table:table-cell table:style-name="Tableau4.C2" office:value-type="string">
            <text:p text:style-name="P128"><text:span text:style-name="Source_20_Text"><text:span text:style-name="T122"><text:s/>pthread_mutex_lock(&amp;stopMutex);</text:span></text:span></text:p>
            <text:p text:style-name="P121"><text:span text:style-name="Source_20_Text"><text:span text:style-name="T123">/*</text:span></text:span><text:span text:style-name="Source_20_Text"><text:span text:style-name="T124">code */</text:span></text:span></text:p>
            <text:p text:style-name="P135"><text:span text:style-name="Source_20_Text"><text:span text:style-name="T123"><text:s text:c="2"/>pthread_mutex_unlock(&amp;stopMutex);</text:span></text:span></text:p>
            <text:p text:style-name="P128"/>
          </table:table-cell>
        </table:table-row>
        <table:table-row>
          <table:table-cell table:style-name="Tableau4.A2" office:value-type="string">
            <text:p text:style-name="P139">Initialiser une sémaphore</text:p>
          </table:table-cell>
          <table:table-cell table:style-name="Tableau4.A2" office:value-type="string">
            <text:p text:style-name="P129">Semaphore sample = new Semaphore(1, true); <text:line-break/>//if true, fair semaphore</text:p>
            <text:p text:style-name="P129"/>
          </table:table-cell>
          <table:table-cell table:style-name="Tableau4.C2" office:value-type="string">
            <text:p text:style-name="P128"><text:span text:style-name="Source_20_Text"><text:span text:style-name="T129">int<text:tab/>sem_init(sem_t<text:tab/>*semaphore,<text:tab/>int<text:tab/>pshared,<text:tab/>unsigned<text:tab/>int<text:tab/>valeur)</text:span></text:span></text:p>
            <text:p text:style-name="P128"><text:span text:style-name="Source_20_Text"><text:span text:style-name="T122"/></text:span></text:p>
            <text:p text:style-name="P121"/>
          </table:table-cell>
        </table:table-row>
        <table:table-row>
          <table:table-cell table:style-name="Tableau4.A2" office:value-type="string">
            <text:p text:style-name="P140">Prendre /laisser la sémaphore</text:p>
          </table:table-cell>
          <table:table-cell table:style-name="Tableau4.A2" office:value-type="string">
            <text:p text:style-name="P129">sample.acquire(); <text:line-break/>//equivalent of down </text:p>
            <text:p text:style-name="P129">sample.release(); <text:line-break/>// equivalent to up</text:p>
          </table:table-cell>
          <table:table-cell table:style-name="Tableau4.C2" office:value-type="string">
            <text:p text:style-name="P130">int<text:tab/>sem_wait(sem_t *semaphore);</text:p>
            <text:p text:style-name="P130">Opération<text:tab/>down<text:tab/>sur<text:tab/>un sémaphore.<text:tab/> </text:p>
            <text:p text:style-name="P130">int<text:tab/>sem_post(sem_t*semaphore);<text:tab/> </text:p>
            <text:p text:style-name="P130">Opération<text:tab/>up<text:tab/>sur<text:tab/>un sémaphore.</text:p>
          </table:table-cell>
        </table:table-row>
        <table:table-row>
          <table:table-cell table:style-name="Tableau4.A2" office:value-type="string">
            <text:p text:style-name="P141">Détruire une sémaphore</text:p>
          </table:table-cell>
          <table:table-cell table:style-name="Tableau4.A2" office:value-type="string">
            <text:p text:style-name="P131">Détruit par le Garbage Collector</text:p>
          </table:table-cell>
          <table:table-cell table:style-name="Tableau4.C2" office:value-type="string">
            <text:p text:style-name="P132">Int sem_destroy(sem_t *semaphore);</text:p>
          </table:table-cell>
        </table:table-row>
      </table:table>
      <text:p text:style-name="P113"/>
      <text:p text:style-name="P90"/>
      <text:h text:style-name="P163" text:outline-level="1"><text:bookmark-start text:name="_Toc463084853"/><text:bookmark-start text:name="_Toc463189189"/>Algorithme des threads du programme<text:bookmark-end text:name="_Toc463084853"/><text:bookmark-end text:name="_Toc463189189"/></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56"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89">Pour faciliter la compréhension des explications, l<text:span text:style-name="T145">es zones sont numértotées de 4 à 1.</text:span></text:p>
      <text:p text:style-name="P49"><draw:frame draw:style-name="fr2" draw:name="Cadre1" text:anchor-type="paragraph" svg:y="0cm" svg:width="13.547cm" draw:z-index="0"><draw:text-box fo:min-height="3.387cm"><text:p text:style-name="Illustration"><draw:line text:anchor-type="paragraph" draw:z-index="14" draw:style-name="gr2" draw:text-style-name="P171" svg:x1="3.253cm" svg:y1="0.249cm" svg:x2="3.253cm" svg:y2="2.528cm"><text:p/></draw:line><draw:rect text:anchor-type="paragraph" draw:z-index="13" draw:style-name="gr1" draw:text-style-name="P171" svg:width="12.741cm" svg:height="2.28cm" svg:x="0.28cm" svg:y="0.249cm"><text:p/></draw:rect></text:p><text:p text:style-name="Illustration"><draw:rect text:anchor-type="paragraph" draw:z-index="17" draw:style-name="gr3" draw:text-style-name="P171" svg:width="0.606cm" svg:height="0.583cm" svg:x="0.28cm" svg:y="0.212cm"><text:p/></draw:rect><draw:ellipse text:anchor-type="paragraph" draw:z-index="18" draw:style-name="gr4" draw:text-style-name="P171" svg:width="0.98cm" svg:height="1.006cm" svg:x="1.626cm" svg:y="0.318cm"><text:p text:style-name="P171">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1" svg:x1="8.227cm" svg:y1="0.249cm" svg:x2="8.227cm" svg:y2="2.528cm"><text:p/></draw:line><draw:line text:anchor-type="paragraph" draw:z-index="16" draw:style-name="gr2" draw:text-style-name="P171" svg:x1="11.587cm" svg:y1="0.249cm" svg:x2="11.587cm" svg:y2="2.528cm"><text:p/></draw:line></text:p>
      <text:h text:style-name="P156" text:outline-level="2"><draw:ellipse text:anchor-type="paragraph" draw:z-index="19" draw:style-name="gr4" draw:text-style-name="P171" svg:width="0.98cm" svg:height="1.006cm" svg:x="6.018cm" svg:y="0.397cm"><text:p text:style-name="P171">2</text:p></draw:ellipse><draw:ellipse text:anchor-type="paragraph" draw:z-index="20" draw:style-name="gr4" draw:text-style-name="P171" svg:width="0.98cm" svg:height="1.006cm" svg:x="9.352cm" svg:y="0.395cm"><text:p text:style-name="P171">3</text:p></draw:ellipse><draw:ellipse text:anchor-type="paragraph" draw:z-index="21" draw:style-name="gr4" draw:text-style-name="P171" svg:width="0.98cm" svg:height="1.006cm" svg:x="12.712cm" svg:y="0.369cm"><text:p text:style-name="P171">4</text:p></draw:ellipse></text:h>
      <text:h text:style-name="P156" text:outline-level="2"/>
      <text:p text:style-name="P12"/>
      <text:p text:style-name="P12"/>
      <text:p text:style-name="P12"/>
      <text:p text:style-name="P12">Le terrain est divisé en 4 parties. L'idée <text:s/>est d'avoir une thread principale (le main) qui crée 4 thread<text:span text:style-name="T146">s</text:span> et chaque thread gérera les déplacements des personnes présentes sur sa partie. </text:p>
      <text:p text:style-name="P40"/>
      <text:p text:style-name="P40"/>
      <text:p text:style-name="P52">(i) Sans sémaphores POSIX</text:p>
      <text:p text:style-name="P34">Pour le lancement des threads :</text:p>
      <text:p text:style-name="P34"/>
      <text:p text:style-name="P39"><text:span text:style-name="T65">debut</text:span> lancement</text:p>
      <text:p text:style-name="P34"><text:tab/>Contexte ← terrain</text:p>
      <text:p text:style-name="P35"><text:tab/><text:span text:style-name="T65">pour chaque</text:span> <text:span text:style-name="T87">z</text:span>one <text:span text:style-name="T65">dans</text:span> terrain</text:p>
      <text:p text:style-name="P35"><text:tab/><text:tab/>créer Thread(Contexte)</text:p>
      <text:p text:style-name="P35"><text:tab/><text:tab/>attendre_fin Thread</text:p>
      <text:p text:style-name="P35"><text:tab/><text:span text:style-name="T65">fin pour</text:span> <text:span text:style-name="T65">chaque</text:span></text:p>
      <text:p text:style-name="P34"><text:span text:style-name="T65">fin</text:span> <text:span text:style-name="T86">lancement</text:span></text:p>
      <text:p text:style-name="P34"><text:soft-page-break/></text:p>
      <text:p text:style-name="P36">Algorithme des thread<text:span text:style-name="T147">s</text:span> :</text:p>
      <text:p text:style-name="P36"><text:span text:style-name="T65">debut</text:span> dans thread</text:p>
      <text:p text:style-name="P36"><text:tab/><text:span text:style-name="T65">tant que</text:span>  « il y a des personnes sur le terrain »</text:p>
      <text:p text:style-name="P36"><text:tab/><text:tab/><text:span text:style-name="T65">pour chaque</text:span> personne <text:span text:style-name="T65">dans</text:span> terrain</text:p>
      <text:p text:style-name="P36"><text:tab/><text:tab/><text:tab/><text:span text:style-name="T65">si</text:span> personne est dans la zone du thread</text:p>
      <text:p text:style-name="P36"><text:tab/><text:tab/><text:tab/><text:tab/>faire avancer la personne</text:p>
      <text:p text:style-name="P36"><text:tab/><text:tab/><text:tab/><text:span text:style-name="T65">fin si</text:span></text:p>
      <text:p text:style-name="P36"><text:tab/><text:tab/><text:span text:style-name="T65">fin pour chaque</text:span></text:p>
      <text:p text:style-name="P36"><text:tab/><text:span text:style-name="T65">fin tant que</text:span> </text:p>
      <text:p text:style-name="P36"><text:span text:style-name="T65">fin</text:span> dans thread</text:p>
      <text:p text:style-name="P36"/>
      <text:p text:style-name="P38">On remarque que le programme va vérifier <text:span text:style-name="T91">pour </text:span>chaque personne <text:span text:style-name="T93">du terrain</text:span> si elle est bien présente dans la zone que gère la thread <text:span text:style-name="T94">pour la faire avancer ou non</text:span>.</text:p>
      <text:p text:style-name="P38">Une <text:span text:style-name="T92">autre manière de faire serait d'avoir une liste de personne présente dans chaque zone. Ces listes seraient initialisées à l'initialisation du terrain.</text:span></text:p>
      <text:p text:style-name="P37"><text:span text:style-name="T92">Si le déplacement d'un personne l'a fait sortir </text:span><text:s/><text:span text:style-name="T92">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6"><text:tab/><text:tab/><text:tab/> </text:p>
      <text:p text:style-name="P34"/>
      <text:p text:style-name="P52">(ii) Avec sémaphores POSIX</text:p>
      <text:p text:style-name="P48">Pour le lancement des threads:</text:p>
      <text:p text:style-name="P33"><text:span text:style-name="T65">debut</text:span> lancement</text:p>
      <text:p text:style-name="P33"><text:tab/><text:span text:style-name="T65">pour chaque</text:span> zone <text:span text:style-name="T65">dans</text:span> terrain</text:p>
      <text:p text:style-name="P33"><text:tab/><text:tab/>créer mutex</text:p>
      <text:p text:style-name="P33"><text:tab/><text:tab/>inserer mutex dans ListeMutex</text:p>
      <text:p text:style-name="P33"><text:tab/><text:tab/>créer sémaphore privée</text:p>
      <text:p text:style-name="P33"><text:tab/><text:span text:style-name="T66">fin pour</text:span><text:span text:style-name="T88"> </text:span><text:span text:style-name="T66">chaque</text:span></text:p>
      <text:p text:style-name="P33"/>
      <text:p text:style-name="P33"><text:soft-page-break/><text:tab/><text:span text:style-name="T66">pour chaque</text:span><text:span text:style-name="T88"> zone </text:span><text:span text:style-name="T66">dans</text:span><text:span text:style-name="T88"> terrain</text:span></text:p>
      <text:p text:style-name="P33"><text:tab/><text:tab/><text:span text:style-name="T88">Contexte ← terrain, ListeMutex, sémaphore privée</text:span></text:p>
      <text:p text:style-name="P33"><text:tab/><text:tab/><text:span text:style-name="T89">créer Thread(Contexte)</text:span></text:p>
      <text:p text:style-name="P33"><text:tab/><text:span text:style-name="T67">fin pour chaque</text:span></text:p>
      <text:p text:style-name="P33"/>
      <text:p text:style-name="P33"><text:tab/><text:span text:style-name="T67">pour chaque</text:span><text:span text:style-name="T89"> zone </text:span><text:span text:style-name="T67">dans</text:span><text:span text:style-name="T89"> terrain</text:span></text:p>
      <text:p text:style-name="P33"><text:tab/><text:tab/><text:span text:style-name="T90">appeler down sur sémaphore privée</text:span></text:p>
      <text:p text:style-name="P33"><text:tab/><text:tab/><text:span text:style-name="T90">detruire semaphore privé et mutex</text:span></text:p>
      <text:p text:style-name="P33"><text:tab/><text:span text:style-name="T68">fin pour chaque</text:span></text:p>
      <text:p text:style-name="P32"><text:span text:style-name="T68">f</text:span><text:span text:style-name="T65">in </text:span><text:span text:style-name="T30">lancement</text:span></text:p>
      <text:p text:style-name="P31"/>
      <text:p text:style-name="P31"><text:span text:style-name="T30">L</text:span><text:span text:style-name="T29">a création d'un sémaphore privée pour chaque zone est utilée pour attendre la terminaison de chaque thread.</text:span></text:p>
      <text:p text:style-name="P31"/>
      <text:p text:style-name="P46">Algorithme des thread:</text:p>
      <text:p text:style-name="P30"><text:span text:style-name="T65">debut</text:span><text:span text:style-name="T29"> dans thread</text:span></text:p>
      <text:p text:style-name="P30"><text:span text:style-name="T29"><text:tab/></text:span><text:span text:style-name="T69">tant que</text:span><text:span text:style-name="T31">  « il y a des personnes sur le terrain »</text:span></text:p>
      <text:p text:style-name="P30"><text:span text:style-name="T31"><text:tab/><text:tab/></text:span><text:span text:style-name="T70">pour chaque</text:span><text:span text:style-name="T32"> personne </text:span><text:span text:style-name="T70">dans</text:span><text:span text:style-name="T32"> terrain</text:span></text:p>
      <text:p text:style-name="P29"><text:span text:style-name="T32"><text:tab/><text:tab/><text:tab/></text:span><text:span text:style-name="T69">si</text:span><text:span text:style-name="T31"> personne est dans la zone du thread</text:span></text:p>
      <text:p text:style-name="P26"><text:span text:style-name="T31"><text:tab/><text:tab/><text:tab/><text:tab/></text:span><text:span text:style-name="T65">si</text:span><text:span text:style-name="T29"> personne n'est proche d'aucune zone voisin</text:span><text:span text:style-name="T35">e</text:span><text:span text:style-name="T29"> </text:span><text:span text:style-name="T34">où <text:s text:c="5"/><text:tab/><text:tab/><text:tab/><text:tab/> <text:s text:c="3"/>le deplacement est possible</text:span><text:span text:style-name="T97">*</text:span></text:p>
      <text:p text:style-name="P42"><text:tab/><text:tab/><text:tab/><text:tab/><text:tab/>appeler <text:span text:style-name="T134">down</text:span> sur mutex de la zone du thread</text:p>
      <text:p text:style-name="P23"><text:span text:style-name="T29"><text:tab/><text:tab/><text:tab/><text:tab/><text:tab/></text:span><text:span text:style-name="T33">faire avancer personne</text:span></text:p>
      <text:p text:style-name="P24"><text:span text:style-name="T33"><text:tab/><text:tab/><text:tab/><text:tab/><text:tab/>appeler </text:span><text:span text:style-name="T45">up</text:span><text:span text:style-name="T33"> sur </text:span><text:span text:style-name="T29">mutex de la zone du thread</text:span></text:p>
      <text:p text:style-name="P24"><text:span text:style-name="T29"><text:tab/><text:tab/><text:tab/><text:tab/></text:span><text:span text:style-name="T74">fin si</text:span></text:p>
      <text:p text:style-name="P24"><text:span text:style-name="T29"><text:tab/><text:tab/><text:tab/><text:tab/></text:span><text:span text:style-name="T71">sinon</text:span></text:p>
      <text:p text:style-name="P24"><text:span text:style-name="T34"><text:tab/><text:tab/><text:tab/><text:tab/><text:tab/></text:span><text:span text:style-name="T71">pour chaque</text:span><text:span text:style-name="T34"> zone </text:span><text:span text:style-name="T71">dans</text:span><text:span text:style-name="T34"> zone voisine o</text:span><text:span text:style-name="T36">ù</text:span><text:span text:style-name="T34"> </text:span><text:span text:style-name="T36">le <text:tab/><text:tab/><text:tab/><text:tab/><text:tab/><text:tab/> <text:s text:c="13"/>deplacement est possible</text:span><text:span text:style-name="T96">*</text:span></text:p>
      <text:p text:style-name="P45"><text:tab/><text:tab/><text:tab/><text:tab/><text:tab/><text:tab/>appeler <text:span text:style-name="T135">down</text:span> sur mutex de la zone du <text:tab/><text:tab/><text:tab/><text:tab/><text:tab/><text:tab/>thread</text:p>
      <text:p text:style-name="P44"><text:tab/><text:tab/><text:tab/><text:tab/><text:tab/><text:tab/>appeler <text:span text:style-name="T136">down</text:span> sur mutex de la zone <text:tab/><text:tab/><text:tab/><text:tab/><text:tab/><text:tab/><text:tab/>voisine</text:p>
      <text:p text:style-name="P25"><text:soft-page-break/><text:span text:style-name="T36"><text:tab/><text:tab/><text:tab/><text:tab/><text:tab/><text:tab/></text:span><text:span text:style-name="T37">faire avancer personne</text:span></text:p>
      <text:p text:style-name="P25"><text:span text:style-name="T37"><text:tab/><text:tab/><text:tab/><text:tab/><text:tab/><text:tab/></text:span><text:span text:style-name="T38">appeler </text:span><text:span text:style-name="T46">up</text:span><text:span text:style-name="T38"> sur mutex de la zone <text:tab/><text:tab/><text:tab/><text:tab/><text:tab/><text:tab/>voisine</text:span></text:p>
      <text:p text:style-name="P43"><text:tab/><text:tab/><text:tab/><text:tab/><text:tab/><text:tab/>appeler <text:span text:style-name="T137">up</text:span> sur mutex de la zone du <text:tab/><text:tab/><text:tab/><text:tab/><text:tab/><text:tab/>thread</text:p>
      <text:p text:style-name="P25"><text:span text:style-name="T38"><text:tab/><text:tab/><text:tab/><text:tab/><text:tab/></text:span><text:span text:style-name="T72">fin pour chaque </text:span></text:p>
      <text:p text:style-name="P25"><text:span text:style-name="T39"><text:tab/><text:tab/><text:tab/><text:tab/></text:span><text:span text:style-name="T73">fin</text:span><text:span text:style-name="T40"> sinon</text:span></text:p>
      <text:p text:style-name="P27"><text:span text:style-name="T29"><text:tab/></text:span><text:span text:style-name="T65">fin tant que</text:span></text:p>
      <text:p text:style-name="P28"><text:span text:style-name="T65"><text:tab/></text:span><text:span text:style-name="T29">appeler </text:span><text:span text:style-name="T42">up</text:span><text:span text:style-name="T29"> sur la semaphore privée </text:span><text:span text:style-name="T95">**</text:span></text:p>
      <text:p text:style-name="P28"><text:span text:style-name="T95"><text:tab/></text:span><text:span text:style-name="T22">detruire la sémaphore privée</text:span></text:p>
      <text:p text:style-name="P27"><text:span text:style-name="T65">fin</text:span><text:span text:style-name="T29"> dans thread</text:span></text:p>
      <text:p text:style-name="P41"/>
      <text:p text:style-name="P23"><text:span text:style-name="T95">*</text:span><text:span text:style-name="T29"> </text:span><text:span text:style-name="T41">Conformément à notre algoritme de déplacement d'une personne, quand je suis dans une zone je ne peux me déplacer dans toutes les voisines. Par exemple une personne présente dans la </text:span><text:span text:style-name="T48">zone 3 ne pourra pas aller dans la zone 4</text:span><text:span text:style-name="T41">.</text:span><text:span text:style-name="T29"><text:tab/></text:span></text:p>
      <text:p text:style-name="P22"><text:span text:style-name="T98">** </text:span><text:span text:style-name="T21">Cet appel permet de signaler au programme appelant que la <text:s/>thread est terminée</text:span><text:span text:style-name="T29"><text:tab/><text:tab/></text:span></text:p>
      <text:h text:style-name="P157" text:outline-level="2"/>
      <text:p text:style-name="P81"><text:span text:style-name="T99">(i</text:span><text:span text:style-name="T100">ii</text:span><text:span text:style-name="T99">) Avec </text:span><text:span text:style-name="T100">Moniteurs</text:span><text:span text:style-name="T99"> POSIX</text:span></text:p>
      <text:p text:style-name="P83">Pour le lancement des threads</text:p>
      <text:p text:style-name="P67"><text:span text:style-name="T75">début</text:span> lancement</text:p>
      <text:p text:style-name="P67"><text:tab/><text:span text:style-name="T148">initialisation d'un moniteur </text:span></text:p>
      <text:p text:style-name="P67"><text:tab/><text:span text:style-name="T148">initialisation d'une barrière cyclique de 4 threads</text:span></text:p>
      <text:p text:style-name="P67"><text:tab/><text:span text:style-name="T65">pour chaque</text:span> <text:span text:style-name="T149">zone</text:span><text:span text:style-name="T65"> dans</text:span> terrain</text:p>
      <text:p text:style-name="P68"><text:tab/><text:tab/><text:span text:style-name="T88">Contexte ← terrain, Moniteur, BarrièreCyclique </text:span></text:p>
      <text:p text:style-name="P67"><text:tab/><text:tab/><text:span text:style-name="T150">lancement du thread de la zone</text:span></text:p>
      <text:p text:style-name="P67"><text:tab/><text:span text:style-name="T75">fin pour chaque</text:span></text:p>
      <text:p text:style-name="P62"><text:tab/><text:span text:style-name="T151">attendre la fin des threads (barrière.block())</text:span></text:p>
      <text:p text:style-name="P82"><text:span text:style-name="T75">fin </text:span><text:span text:style-name="T43">lancement</text:span></text:p>
      <text:p text:style-name="P82"/>
      <text:p text:style-name="P47"/>
      <text:p text:style-name="P47"/>
      <text:p text:style-name="P47"><text:soft-page-break/>Algorithme des thread:</text:p>
      <text:p text:style-name="P148"><text:span text:style-name="T65">debut</text:span><text:span text:style-name="T29"> dans thread</text:span></text:p>
      <text:p text:style-name="P148"><text:span text:style-name="T29"><text:tab/></text:span><text:span text:style-name="T69">tant que</text:span><text:span text:style-name="T31">  « il y a des personnes sur le terrain »</text:span></text:p>
      <text:p text:style-name="P148"><text:span text:style-name="T31"><text:tab/><text:tab/></text:span><text:span text:style-name="T70">pour chaque</text:span><text:span text:style-name="T32"> personne </text:span><text:span text:style-name="T70">dans</text:span><text:span text:style-name="T32"> terrain</text:span></text:p>
      <text:p text:style-name="P148"><text:span text:style-name="T32"><text:tab/><text:tab/><text:tab/></text:span><text:span text:style-name="T69">si</text:span><text:span text:style-name="T31"> personne est dans la zone du thread</text:span></text:p>
      <text:p text:style-name="P148"><text:span text:style-name="T31"><text:tab/><text:tab/><text:tab/><text:tab/></text:span><text:span text:style-name="T49">lock mutex de la zone</text:span></text:p>
      <text:p text:style-name="P150"><text:span text:style-name="T49"><text:tab/><text:tab/><text:tab/><text:tab/></text:span><text:span text:style-name="T73">tant que</text:span><text:span text:style-name="T49"> la zone n'est pas disponible</text:span></text:p>
      <text:p text:style-name="P150"><text:span text:style-name="T49"><text:tab/><text:tab/><text:tab/><text:tab/><text:tab/>wait</text:span></text:p>
      <text:p text:style-name="P150"><text:span text:style-name="T49"><text:tab/><text:tab/><text:tab/><text:tab/></text:span><text:span text:style-name="T73">fin tant que</text:span></text:p>
      <text:p text:style-name="P149"><text:span text:style-name="T49"><text:tab/><text:tab/><text:tab/><text:tab/></text:span><text:span text:style-name="T73">si</text:span><text:span text:style-name="T49"> personne proche d'une zone à gauche</text:span></text:p>
      <text:p text:style-name="P149"><text:span text:style-name="T49"><text:tab/><text:tab/><text:tab/><text:tab/><text:tab/>lock mutex de la zone à gauche</text:span></text:p>
      <text:p text:style-name="P149"><text:span text:style-name="T49"><text:tab/><text:tab/><text:tab/><text:tab/><text:tab/></text:span><text:span text:style-name="T73">tant que</text:span><text:span text:style-name="T49"> la zone à gauche n'est pas disponible <text:tab/><text:tab/><text:tab/><text:tab/><text:tab/>wait</text:span></text:p>
      <text:p text:style-name="P149"><text:span text:style-name="T49"><text:tab/><text:tab/><text:tab/><text:tab/><text:tab/></text:span><text:span text:style-name="T73">fin tant que</text:span></text:p>
      <text:p text:style-name="P150"><text:span text:style-name="T49"><text:tab/><text:tab/><text:tab/><text:tab/><text:tab/>notifyAll() pour la zone à gauche<text:line-break/><text:tab/><text:tab/><text:tab/><text:tab/><text:tab/>unlock mutex de la zone à gauche</text:span></text:p>
      <text:p text:style-name="P150"><text:span text:style-name="T49"><text:tab/><text:tab/><text:tab/><text:tab/></text:span><text:span text:style-name="T73">fin si</text:span></text:p>
      <text:p text:style-name="P150"><text:span text:style-name="T49"><text:tab/><text:tab/><text:tab/><text:tab/></text:span><text:span text:style-name="T50">faire avancer personne</text:span></text:p>
      <text:p text:style-name="P151"><text:span text:style-name="T50"><text:tab/><text:tab/><text:tab/><text:tab/></text:span><text:span text:style-name="T49">notifyAll() pour la zone<text:line-break/><text:tab/><text:tab/><text:tab/><text:tab/>unlock mutex de la zone</text:span></text:p>
      <text:p text:style-name="P151"><text:span text:style-name="T49"><text:tab/><text:tab/><text:tab/></text:span><text:span text:style-name="T73">fin si</text:span><text:span text:style-name="T49"><text:tab/></text:span></text:p>
      <text:p text:style-name="P152"><text:span text:style-name="T31"><text:tab/><text:tab/></text:span><text:span text:style-name="T73">fin pour chaque</text:span></text:p>
      <text:p text:style-name="P153"><text:span text:style-name="T29"><text:tab/></text:span><text:span text:style-name="T65">fin tant que</text:span></text:p>
      <text:p text:style-name="P147"><text:tab/>barrière.await()</text:p>
      <text:p text:style-name="P154"><text:span text:style-name="T75">fin</text:span><text:span text:style-name="T43"> dans thread</text:span></text:p>
      <text:h text:style-name="P157" text:outline-level="2"><text:span text:style-name="T13">Algorithme avec une thread associé</text:span><text:span text:style-name="T14">e</text:span><text:span text:style-name="T13"> à chaque personne</text:span></text:h>
      <text:p text:style-name="P17"/>
      <text:p text:style-name="P51">(i) Sans sémaphores POSIX</text:p>
      <text:p text:style-name="P78">Pour le lancement des threads:</text:p>
      <text:p text:style-name="P66"><text:span text:style-name="T75">début</text:span> lancement</text:p>
      <text:p text:style-name="P66"><text:tab/><text:span text:style-name="T65">pour chaque</text:span> personne<text:span text:style-name="T65"> dans</text:span> terrain</text:p>
      <text:p text:style-name="P66"><text:tab/><text:tab/>Contexte ← <text:span text:style-name="T102">terrain , personne</text:span></text:p>
      <text:p text:style-name="P65"><text:tab/><text:tab/>créer <text:span text:style-name="T103">T</text:span>hread<text:span text:style-name="T103">(Contexte)</text:span></text:p>
      <text:p text:style-name="P64"><text:soft-page-break/><text:tab/><text:tab/>ajouter thread à la liste de thread</text:p>
      <text:p text:style-name="P64"><text:tab/><text:span text:style-name="T75">fin pour chaque</text:span></text:p>
      <text:p text:style-name="P61"><text:tab/><text:span text:style-name="T75">pour chaque</text:span><text:span text:style-name="T104"> thread </text:span><text:span text:style-name="T75">dans</text:span><text:span text:style-name="T104"> la liste de thread</text:span></text:p>
      <text:p text:style-name="P70"><text:tab/><text:tab/>attendre thread</text:p>
      <text:p text:style-name="P61"><text:span text:style-name="T104"><text:tab/></text:span><text:span text:style-name="T75">fin pour chaque</text:span></text:p>
      <text:p text:style-name="P61"><text:span text:style-name="T75">fin </text:span><text:span text:style-name="T43">lancement</text:span><text:span text:style-name="T104"><text:line-break/></text:span></text:p>
      <text:p text:style-name="P77"><text:span text:style-name="T101">Algorithme des threads</text:span>:</text:p>
      <text:p text:style-name="P59"><text:span text:style-name="T65">debut</text:span> dans thread</text:p>
      <text:p text:style-name="P59"><text:tab/><text:span text:style-name="T77">tant que</text:span><text:span text:style-name="T105"> « la personne n'est pas arrivée »</text:span></text:p>
      <text:p text:style-name="P59"><text:tab/><text:tab/><text:span text:style-name="T105">faire avancer la personne</text:span></text:p>
      <text:p text:style-name="P59"><text:tab/><text:span text:style-name="T76">fin tant que</text:span></text:p>
      <text:p text:style-name="P56"><text:span text:style-name="T65">fin</text:span> dans thread</text:p>
      <text:p text:style-name="P16"><text:span text:style-name="T99">(ii) Avec sémaphores POSIX</text:span><text:line-break/><text:span text:style-name="T23">Pour le lancement des threads:</text:span></text:p>
      <text:p text:style-name="P63"><text:span text:style-name="T75">début</text:span> lancement</text:p>
      <text:p text:style-name="P63"><text:tab/><text:span text:style-name="T11">variable globale</text:span><text:span text:style-name="T108"> mutex</text:span></text:p>
      <text:p text:style-name="P63"><text:tab/><text:span text:style-name="T65">pour chaque</text:span> personne<text:span text:style-name="T65"> dans</text:span> terrain</text:p>
      <text:p text:style-name="P63"><text:tab/><text:tab/><text:span text:style-name="T109">Creer sémaphore privée</text:span></text:p>
      <text:p text:style-name="P63"><text:tab/><text:tab/>Contexte ← <text:span text:style-name="T102">terrain , personne,mutex,sémaphore privée</text:span></text:p>
      <text:p text:style-name="P63"><text:tab/><text:tab/>créer <text:span text:style-name="T103">T</text:span>hread<text:span text:style-name="T103">(Contexte)</text:span></text:p>
      <text:p text:style-name="P63"><text:tab/><text:tab/>ajouter <text:span text:style-name="T110">sémaphore privée à la liste des sémaphores privées</text:span></text:p>
      <text:p text:style-name="P63"><text:tab/><text:span text:style-name="T75">fin pour chaque</text:span></text:p>
      <text:p text:style-name="P60"><text:tab/><text:span text:style-name="T75">pour chaque</text:span><text:span text:style-name="T104"> sémaphore privée </text:span><text:span text:style-name="T75">dans</text:span><text:span text:style-name="T104"> la liste des sémaphores privées</text:span></text:p>
      <text:p text:style-name="P69"><text:tab/><text:tab/><text:span text:style-name="T111">appeler down sur la sémaphore privée</text:span></text:p>
      <text:p text:style-name="P69"><text:tab/><text:tab/><text:span text:style-name="T112">detruire la sémaphore privée</text:span></text:p>
      <text:p text:style-name="P60"><text:span text:style-name="T104"><text:tab/></text:span><text:span text:style-name="T75">fin pour chaque</text:span></text:p>
      <text:p text:style-name="P60"><text:span text:style-name="T75">fin </text:span><text:span text:style-name="T43">lancement</text:span><text:span text:style-name="T104"><text:line-break/></text:span></text:p>
      <text:p text:style-name="P76"><text:span text:style-name="T101">Algorithme des threads</text:span>:</text:p>
      <text:p text:style-name="P58"><text:span text:style-name="T65">debut</text:span> dans thread</text:p>
      <text:p text:style-name="P58"><text:tab/><text:span text:style-name="T77">tant que</text:span><text:span text:style-name="T105"> « la personne n'est pas arrivée »</text:span></text:p>
      <text:p text:style-name="P58"><text:soft-page-break/><text:tab/><text:tab/><text:span text:style-name="T113">appeler down sur mutex</text:span></text:p>
      <text:p text:style-name="P58"><text:tab/><text:tab/><text:span text:style-name="T105">faire avancer la personne</text:span></text:p>
      <text:p text:style-name="P58"><text:tab/><text:tab/><text:span text:style-name="T114">appeler up sur mutex</text:span></text:p>
      <text:p text:style-name="P58"><text:tab/><text:span text:style-name="T76">fin tant que</text:span></text:p>
      <text:p text:style-name="P58"><text:span text:style-name="T76"><text:tab/></text:span><text:span text:style-name="T44">appeler </text:span><text:span text:style-name="T47">up</text:span><text:span text:style-name="T44"> sur la sémaphore privée</text:span></text:p>
      <text:p text:style-name="P57"><text:span text:style-name="T65">fin</text:span> dans thread</text:p>
      <text:p text:style-name="P57"/>
      <text:p text:style-name="P74">Avec cette implémentation nous bloquons le tout le terrain à chaque fois que l'on veut faire avancer une personne. Il n'y a donc plus de parallélisme. <text:span text:style-name="T142">Mais ce ceci assure que le programme est correcte dans le sens où aucune personne ne se déplacera sur une case déjà occupé.<text:line-break/></text:span>Cependant, nous avons pensé pour la suite associer une sémaphore par case, <text:span text:style-name="T143">pour avoir du parallélisme</text:span> :</text:p>
      <text:p text:style-name="P71"><text:span text:style-name="T133"><text:tab/></text:span><text:span text:style-name="T81">debut</text:span><text:span text:style-name="T133"> déplacement<text:line-break/><text:tab/><text:tab/><text:tab/>appel de down sur ma case</text:span></text:p>
      <text:p text:style-name="P72"><text:tab/><text:tab/><text:tab/><text:span text:style-name="T133">appel de down sur la case ou je vais me déplacer</text:span></text:p>
      <text:p text:style-name="P75"><text:tab/><text:tab/><text:tab/>la <text:s/>personne avance</text:p>
      <text:p text:style-name="P71"><text:tab/><text:tab/><text:tab/><text:span text:style-name="T133">appel de up sur la case où je suis</text:span></text:p>
      <text:p text:style-name="P71"><text:tab/><text:tab/><text:tab/><text:span text:style-name="T133">appel de up sur mon ancienne case</text:span></text:p>
      <text:p text:style-name="P73"><text:tab/><text:span text:style-name="T81">fin</text:span><text:span text:style-name="T133"> déplacement</text:span></text:p>
      <text:p text:style-name="P73"/>
      <text:p text:style-name="P155">Remplacer pthread_join</text:p>
      <text:p text:style-name="P79">Pour l<text:span text:style-name="T152">es deux dernières</text:span> <text:span text:style-name="T144">étapes</text:span> il fallait remplacer pthread_join, qui a 2 fonctionnalités :<text:line-break/><text:tab/>- La première est d'attendre la fin du thread qui lui est donnée en <text:tab/> <text:s text:c="2"/><text:tab/> <text:s/>paramètre</text:p>
      <text:p text:style-name="P79"><text:tab/>- <text:span text:style-name="T140">La seconde est désallouer l'espace mémoire allouer dans la thread</text:span></text:p>
      <text:p text:style-name="P80">Pour remplacer cette fonction nous avons utiliser une sémaphore initialisée à 0 (sémaphore privée) dans la thread principale. <text:span text:style-name="T141">Une fois la thread lancée on fait un down sur cette sémaphore privée. Comme l'appel est bloquant la thread principale n'ira pas jusqu'à la fin de son bloc d'instruction sans avoir obtenu cette sémaphore. L'appel de up de la sémaphore privée est donc fait à la fin de la <text:s/>thread fille associée.</text:span></text:p>
      <text:p text:style-name="P80"/>
      <text:p text:style-name="P53"/>
      <text:h text:style-name="P164" text:outline-level="1"><text:bookmark-start text:name="_Toc463084854"/><text:bookmark-start text:name="_Toc463189191"/><text:soft-page-break/>Analyse des sc<text:span text:style-name="T58">é</text:span>narios<text:bookmark-end text:name="_Toc463084854"/><text:bookmark-end text:name="_Toc463189191"/></text:h>
      <text:h text:style-name="P158" text:outline-level="2">Partie FSP</text:h>
      <text:p text:style-name="P20">Nous pouvons établir des schéma FSP de nos algorithmes en t1 et t2</text:p>
      <text:p text:style-name="P97">premier FSP pour -t1 :</text:p>
      <text:p text:style-name="P97"><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p>
      <text:p text:style-name="P97"/>
      <text:p text:style-name="P97"/>
      <text:p text:style-name="P98"/>
      <text:p text:style-name="P98"/>
      <text:p text:style-name="P21">Et pour t2, voici le code et les schémas :</text:p>
      <text:p text:style-name="P21"><draw:frame draw:style-name="fr4" draw:name="Image5" text:anchor-type="paragraph" svg:x="0cm" svg:y="0cm" svg:width="12.832cm" svg:height="5.477cm" draw:z-index="10"><draw:image xlink:href="Pictures/10000000000001E5000000CFB07E8EB8.jpg" xlink:type="simple" xlink:show="embed" xlink:actuate="onLoad"/></draw:frame></text:p>
      <text:h text:style-name="P159" text:outline-level="2"/>
      <text:h text:style-name="P159" text:outline-level="2"/>
      <text:h text:style-name="P159" text:outline-level="2"/>
      <text:h text:style-name="P159" text:outline-level="2"/>
      <text:p text:style-name="P19"/>
      <text:h text:style-name="P159" text:outline-level="2"><text:soft-page-break/></text:h>
      <text:h text:style-name="P159" text:outline-level="2"/>
      <text:h text:style-name="P159" text:outline-level="2"/>
      <text:h text:style-name="P159" text:outline-level="2"/>
      <text:p text:style-name="P19"/>
      <text:h text:style-name="P159" text:outline-level="2"><draw:frame draw:style-name="fr3" draw:name="Image6" text:anchor-type="paragraph" svg:x="0cm" svg:y="0.122cm" svg:width="12.515cm" svg:height="2.778cm" draw:z-index="11"><draw:image xlink:href="Pictures/10000000000001D900000069186EAA98.jpg" xlink:type="simple" xlink:show="embed" xlink:actuate="onLoad"/></draw:frame></text:h>
      <text:h text:style-name="P159" text:outline-level="2"/>
      <text:h text:style-name="P159" text:outline-level="2"/>
      <text:h text:style-name="P159" text:outline-level="2"/>
      <text:h text:style-name="P159" text:outline-level="2"/>
      <text:h text:style-name="P159"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59" text:outline-level="2"/>
      <text:h text:style-name="P159" text:outline-level="2"/>
      <text:h text:style-name="P159" text:outline-level="2"/>
      <text:h text:style-name="P159" text:outline-level="2"/>
      <text:h text:style-name="P159" text:outline-level="2"/>
      <text:h text:style-name="P159"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5">exécution</text:span> complète du programme <text:span text:style-name="T132">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text:soft-page-break/></text:p>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9"/>
      <text:p text:style-name="P9">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text:soft-page-break/></text:p>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00">Temps <text:span text:style-name="T138">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00"><text:span text:style-name="Police_20_par_20_défaut"><text:span text:style-name="T6">4</text:span></text:span></text:p>
          </table:table-cell>
          <table:table-cell table:style-name="Tableau3.A1" office:value-type="string">
            <text:p text:style-name="P104">7</text:p>
          </table:table-cell>
          <table:table-cell table:style-name="Tableau3.A1" office:value-type="string">
            <text:p text:style-name="P102"/>
          </table:table-cell>
          <table:table-cell table:style-name="Tableau3.A1" office:value-type="string">
            <text:p text:style-name="P103">7</text:p>
          </table:table-cell>
          <table:table-cell table:style-name="Tableau3.A1" office:value-type="string">
            <text:p text:style-name="P103">5770</text:p>
          </table:table-cell>
        </table:table-row>
        <table:table-row>
          <table:table-cell table:style-name="Tableau3.A1" office:value-type="string">
            <text:p text:style-name="P100"><text:span text:style-name="Police_20_par_20_défaut"><text:span text:style-name="T6">16</text:span></text:span></text:p>
          </table:table-cell>
          <table:table-cell table:style-name="Tableau3.A1" office:value-type="string">
            <text:p text:style-name="P96">33</text:p>
          </table:table-cell>
          <table:table-cell table:style-name="Tableau3.A1" office:value-type="string">
            <text:p text:style-name="P88"/>
          </table:table-cell>
          <table:table-cell table:style-name="Tableau3.A1" office:value-type="string">
            <text:p text:style-name="P105">32,25</text:p>
          </table:table-cell>
          <table:table-cell table:style-name="Tableau3.A1" office:value-type="string">
            <text:p text:style-name="P87">8028</text:p>
          </table:table-cell>
        </table:table-row>
        <table:table-row table:style-name="Tableau3.4">
          <table:table-cell table:style-name="Tableau3.A1" office:value-type="string">
            <text:p text:style-name="P100"><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07"/>
          </table:table-cell>
          <table:table-cell table:style-name="Tableau3.A1" office:value-type="string">
            <text:p text:style-name="P2"/>
          </table:table-cell>
        </table:table-row>
      </table:table>
      <text:h text:style-name="P165"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06">-e2</text:p>
          </table:table-cell>
          <table:covered-table-cell/>
          <table:covered-table-cell/>
          <table:covered-table-cell/>
        </table:table-row>
        <table:table-row table:style-name="Tableau5.2">
          <table:table-cell table:style-name="Tableau5.A2" office:value-type="string">
            <text:p text:style-name="P101"><text:span text:style-name="Police_20_par_20_défaut"><text:span text:style-name="T6">4</text:span></text:span></text:p>
          </table:table-cell>
          <table:table-cell table:style-name="Tableau5.A2" office:value-type="string">
            <text:p text:style-name="P109">22,66</text:p>
          </table:table-cell>
          <table:table-cell table:style-name="Tableau5.A2" office:value-type="string">
            <text:p text:style-name="P109">22,33</text:p>
          </table:table-cell>
          <table:table-cell table:style-name="Tableau5.D2" office:value-type="string">
            <text:p text:style-name="P109">6133</text:p>
          </table:table-cell>
        </table:table-row>
        <table:table-row>
          <table:table-cell table:style-name="Tableau5.A2" office:value-type="string">
            <text:p text:style-name="P101"><text:span text:style-name="Police_20_par_20_défaut"><text:span text:style-name="T6">16</text:span></text:span></text:p>
          </table:table-cell>
          <table:table-cell table:style-name="Tableau5.A2" office:value-type="string">
            <text:p text:style-name="P110">24</text:p>
          </table:table-cell>
          <table:table-cell table:style-name="Tableau5.A2" office:value-type="string">
            <text:p text:style-name="P109">2<text:span text:style-name="T139">4,2</text:span></text:p>
          </table:table-cell>
          <table:table-cell table:style-name="Tableau5.D2" office:value-type="string">
            <text:p text:style-name="P110">6490</text:p>
          </table:table-cell>
        </table:table-row>
        <table:table-row>
          <table:table-cell table:style-name="Tableau5.A2" office:value-type="string">
            <text:p text:style-name="P101"><text:span text:style-name="Police_20_par_20_défaut"><text:span text:style-name="T6">256</text:span></text:span></text:p>
          </table:table-cell>
          <table:table-cell table:style-name="Tableau5.A2" office:value-type="string">
            <text:p text:style-name="P108">?</text:p>
          </table:table-cell>
          <table:table-cell table:style-name="Tableau5.A2" office:value-type="string">
            <text:p text:style-name="P108">?</text:p>
          </table:table-cell>
          <table:table-cell table:style-name="Tableau5.D2" office:value-type="string">
            <text:p text:style-name="P108">?</text:p>
          </table:table-cell>
        </table:table-row>
      </table:table>
      <text:h text:style-name="P165" text:outline-level="1">Le manque de données nous permet difficilement de tirer des conclusions. Cependant pour l'option -t0 on observe que l'empreint<text:span text:style-name="T63">e</text:span> maximale du programme ne varie pas en fonction du nombre de personne. Ainsi que le temps CPU consommé et le temps utilisateur suivent approximativement la même évolution en fonction du nombre de personnes. </text:h>
      <text:p text:style-name="P86"><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55">Le temps CPU est l'addition du temps utilisateur et du temps système. Nous pouvons constater que pour l'option -t0 le temps système est très court, ce qui suppose que le temps pour exécuter des appels systèmes par le noyau est quasiment nul.</text:p>
      <text:p text:style-name="P54"/>
      <text:p text:style-name="P54"/>
      <text:p text:style-name="P54">Nous constatons également que l'option -t2 demande en revanche plus d'appels systèmes pour créer les threads.</text:p>
      <text:h text:style-name="P160" text:outline-level="2">Analyse des mises en œuvre des scénarios</text:h>
      <text:p text:style-name="P91"/>
      <text:p text:style-name="P4"><text:span text:style-name="T106">Le simulateur dans l'étape </text:span><text:span text:style-name="T107">1</text:span><text:span text:style-name="T106"> ne présente aucune synchronisation ce qui présente un risque dans l'utilisation de donnée partagée (le terrain). </text:span><text:span text:style-name="T107">Notre programme ne respecte pas les normes que nous avons étudiées en cours. L'utilisation de sémaphore dans la seconde étape permet de pallier au problème de synchronisation. </text:span>Outre les problèmes <text:span text:style-name="T131">d'interblocages</text:span> qu'ils peuvent provoquer, les sémaphores ne protègent pas les programmeurs de l'erreur courante <text:soft-page-break/>qui consiste à bloquer par un processus un sémaphore qui est déjà bloqué par ce même processus, et d'oublier de libérer un sémaphore qui a été bloqué</text:p>
      <text:h text:style-name="P167" text:outline-level="1"><text:bookmark-start text:name="_Toc463084856"/><text:bookmark-start text:name="_Toc463189193"/>Conclusion<text:bookmark-end text:name="_Toc463084856"/><text:bookmark-end text:name="_Toc463189193"/></text:h>
      <text:p text:style-name="P2"/>
      <text:p text:style-name="P84">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85">Nous pouvons déterminer de manière évidente que les options augmentent en difficulté. </text:p>
      <text:p text:style-name="P85">Nous pouvons assurer que le code n'est pas dans une version optimale et de multiples corrections seront faites afin de délivrer un programme soigné et efficace à la fin du projet.</text:p>
      <text:p text:style-name="P84">Cependant, il nous manque certains outils pour synchroniser nos données partagées afin de ne pas avoir des incohérences. <text:span text:style-name="T62">Nous devons synchroniser nos données pour pouvoir gérer de façon efficace l’utilisation de threads sur le terrain.</text:span></text:p>
      <text:p text:style-name="P99">Les programmes FSP nous permettent de d'affirmer que l'algo est correcte mais la mise en pratique des algorithmes pour -t1 et -t2 nous empêche de l'affirmer.</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2</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creation-date>2016-11-13T20:29:47.216596173</meta:creation-date>
    <meta:editing-cycles>41</meta:editing-cycles>
    <meta:editing-duration>PT4H55M28S</meta:editing-duration>
    <dc:date>2016-12-04T13:44:11.794422207</dc:date>
    <meta:document-statistic meta:table-count="3" meta:image-count="6" meta:object-count="6" meta:page-count="18" meta:paragraph-count="338" meta:word-count="2904" meta:character-count="18065" meta:non-whitespace-character-count="14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1cm" svg:width="7.746cm" svg:height="3.589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1cm" svg:width="6.916cm" svg:height="3.564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cm" svg:width="7.244cm" svg:height="2.583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9cm" svg:y="2.913cm" style:legend-expansion="high" chart:style-name="ch2"/>
        <chart:plot-area chart:style-name="ch3" chart:data-source-has-labels="both" svg:x="1.261cm" svg:y="0.138cm" svg:width="7.798cm" svg:height="5.666cm">
          <chartooo:coordinate-region svg:x="2.068cm" svg:y="0.337cm" svg:width="6.711cm" svg:height="4.82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01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